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" svg:font-family="Consolas"/>
    <style:font-face style:name="Arial5" svg:font-family="Arial" style:font-family-generic="modern"/>
    <style:font-face style:name="Consolas1" svg:font-family="Consolas" style:font-family-generic="modern"/>
    <style:font-face style:name="Arial4" svg:font-family="Arial" style:font-family-generic="swiss"/>
    <style:font-face style:name="Liberation Sans3" svg:font-family="'Liberation Sans'" style:font-family-generic="swiss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b0350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4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5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e9e5dc" draw:opacity="50%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7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8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1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12" style:family="graphic" style:parent-style-name="standard">
      <style:graphic-properties draw:stroke="solid" svg:stroke-width="0.035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4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8" style:family="graphic" style:parent-style-name="standard">
      <style:graphic-properties draw:stroke="dash" draw:stroke-dash="Dashed_20__28_var_29__20_4" svg:stroke-width="0.106cm" svg:stroke-color="#ff0000" draw:fill="none" draw:textarea-vertical-align="top" draw:auto-grow-height="false" fo:min-height="0cm" fo:min-width="9.447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19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style:shrink-to-fit="false" fo:min-height="9.487cm" fo:min-width="2.547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20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.76cm" fo:min-width="2.887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.76cm" fo:min-width="1.617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636cm" fo:min-width="1.184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635cm" fo:min-width="1.184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1.184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4.169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6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42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333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8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5.1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9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90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30" style:family="graphic" style:parent-style-name="standard">
      <style:graphic-properties draw:stroke="none" svg:stroke-width="0cm" draw:fill="solid" draw:fill-color="#92d050" draw:textarea-vertical-align="top" draw:auto-grow-height="false" draw:fit-to-size="shrink-to-fit" style:shrink-to-fit="true" fo:min-height="2.35cm" fo:min-width="17.298cm" fo:padding-top="0.125cm" fo:padding-bottom="0.125cm" fo:padding-left="0.25cm" fo:padding-right="0.25cm" fo:wrap-option="wrap"/>
    </style:style>
    <style:style style:name="gr31" style:family="graphic" style:parent-style-name="standard" style:list-style-name="L7">
      <style:graphic-properties draw:stroke="none" svg:stroke-width="0cm" draw:fill="none" draw:textarea-vertical-align="top" draw:auto-grow-height="false" draw:fit-to-size="shrink-to-fit" style:shrink-to-fit="true" fo:min-height="15.625cm" fo:min-width="8.969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3" style:family="graphic" style:parent-style-name="standard" style:list-style-name="L7">
      <style:graphic-properties draw:stroke="none" svg:stroke-width="0cm" draw:fill="none" draw:textarea-vertical-align="top" draw:auto-grow-height="false" draw:fit-to-size="shrink-to-fit" style:shrink-to-fit="true" fo:min-height="15.625cm" fo:min-width="23.207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4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0" style:family="presentation" style:parent-style-name="שני_20_תכנים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1" style:family="presentation" style:parent-style-name="שני_20_תכנים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2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3" style:family="presentation" style:parent-style-name="שני_20_תכנים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4" style:family="presentation" style:parent-style-name="שני_20_תכנים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5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7" style:family="presentation" style:parent-style-name="שני_20_תכנים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8" style:family="presentation" style:parent-style-name="שני_20_תכנים-outline1">
      <style:graphic-properties draw:stroke="none" draw:fill="none" fo:min-height="6.365cm"/>
    </style:style>
    <style:style style:name="pr19" style:family="presentation" style:parent-style-name="כותרת_20_ותוכן-outline1">
      <style:graphic-properties draw:stroke="none" svg:stroke-width="0.026cm" draw:stroke-linejoin="miter" draw:fill="none" draw:textarea-vertical-align="top" draw:auto-grow-height="true" draw:fit-to-size="false" style:shrink-to-fit="false" fo:min-height="15.446cm" fo:padding-top="0.127cm" fo:padding-bottom="0.127cm" fo:padding-left="0.254cm" fo:padding-right="0.254cm" fo:wrap-option="wrap"/>
    </style:style>
    <style:style style:name="pr20" style:family="presentation" style:parent-style-name="כותרת_20_ותוכן-notes">
      <style:graphic-properties draw:fill-color="#ffffff" fo:min-height="12.792cm"/>
    </style:style>
    <style:style style:name="pr21" style:family="presentation" style:parent-style-name="כותרת_20_בלבד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22" style:family="presentation" style:parent-style-name="כותרת_20_בלבד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23" style:family="presentation" style:parent-style-name="כותרת_20_בלבד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24" style:family="presentation" style:parent-style-name="כותרת_20_ותוכן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25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6" style:family="presentation" style:parent-style-name="שקופית_20_כותרת_5f_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27" style:family="presentation" style:parent-style-name="שקופית_20_כותרת_5f_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28" style:family="presentation" style:parent-style-name="שקופית_20_כותרת_5f_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29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4cm" fo:padding-bottom="0.134cm" fo:padding-left="0.269cm" fo:padding-right="0.269cm" fo:wrap-option="no-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.507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8" style:family="paragraph">
      <style:paragraph-properties fo:margin-left="1.524cm" fo:margin-right="0cm" fo:margin-top="0.131cm" fo:margin-bottom="0cm" fo:text-align="start" fo:text-indent="-0.634cm">
        <style:tab-stops>
          <style:tab-stop style:position="0cm"/>
        </style:tab-stops>
      </style:paragraph-properties>
    </style:style>
    <style:style style:name="P19" style:family="paragraph">
      <style:paragraph-properties fo:margin-top="0cm" fo:margin-bottom="0cm" fo:line-height="100%" fo:text-align="start" style:writing-mode="lr-tb"/>
    </style:style>
    <style:style style:name="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1" style:family="paragraph">
      <style:paragraph-properties fo:margin-top="0cm" fo:margin-bottom="0cm" fo:line-height="100%" fo:text-align="start" style:writing-mode="rl-tb"/>
    </style:style>
    <style:style style:name="P22" style:family="paragraph">
      <loext:graphic-properties draw:fill="solid" draw:fill-color="#e9e5dc" draw:opacity="50%"/>
      <style:paragraph-properties fo:text-align="start" style:font-independent-line-spacing="true"/>
      <style:text-properties fo:font-size="24pt"/>
    </style:style>
    <style:style style:name="P23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-color="#ffffff"/>
    </style:style>
    <style:style style:name="P25" style:family="paragraph">
      <style:paragraph-properties fo:margin-left="0.728cm" fo:margin-right="0cm" fo:margin-top="0.131cm" fo:margin-bottom="0.212cm" fo:text-align="start" fo:text-indent="-0.727cm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solid" draw:fill-color="#c0c0c0"/>
      <style:paragraph-properties fo:text-align="start" style:font-independent-line-spacing="true"/>
      <style:text-properties fo:font-size="24pt"/>
    </style:style>
    <style:style style:name="P28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9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0" style:family="paragraph">
      <loext:graphic-properties draw:fill="none"/>
      <style:paragraph-properties fo:margin-top="0cm" fo:margin-bottom="0cm" fo:line-height="100%" fo:text-align="start" style:writing-mode="rl-tb" style:font-independent-line-spacing="true"/>
      <style:text-properties fo:font-size="24pt"/>
    </style:style>
    <style:style style:name="P3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2" style:family="paragraph">
      <loext:graphic-properties draw:fill="solid" draw:fill-color="#92d050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33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/>
      <style:text-properties fo:hyphenate="false"/>
    </style:style>
    <style:style style:name="P34" style:family="paragraph">
      <loext:graphic-properties draw:fill="none"/>
      <style:paragraph-properties fo:margin-left="0cm" fo:margin-right="0cm" fo:margin-top="0.131cm" fo:margin-bottom="0.212cm" fo:line-height="100%" fo:text-align="start" fo:text-indent="0cm" style:punctuation-wrap="hanging" style:writing-mode="lr-tb" style:font-independent-line-spacing="true"/>
      <style:text-properties fo:font-size="12pt" style:font-size-asian="12pt" style:font-size-complex="12pt" fo:hyphenate="false"/>
    </style:style>
    <style:style style:name="P35" style:family="paragraph">
      <loext:graphic-properties draw:fill="none" draw:fill-color="#ffffff"/>
    </style:style>
    <style:style style:name="P36" style:family="paragraph">
      <loext:graphic-properties draw:fill="none"/>
      <style:paragraph-properties fo:margin-left="0cm" fo:margin-right="0cm" fo:margin-top="0.131cm" fo:margin-bottom="0.212cm" fo:line-height="100%" fo:text-align="start" fo:text-indent="0cm" style:punctuation-wrap="hanging" style:writing-mode="lr-tb" style:font-independent-line-spacing="true"/>
      <style:text-properties fo:font-size="26pt" fo:hyphenate="false"/>
    </style:style>
    <style:style style:name="P37" style:family="paragraph">
      <style:paragraph-properties fo:margin-left="0cm" fo:margin-right="0cm" fo:text-indent="0cm"/>
    </style:style>
    <style:style style:name="P38" style:family="paragraph">
      <style:paragraph-properties fo:margin-left="0cm" fo:margin-right="0cm" fo:margin-top="0.205cm" fo:margin-bottom="0.212cm" fo:line-height="100%" fo:text-align="start" fo:text-indent="0cm" style:punctuation-wrap="hanging" style:writing-mode="lr-tb"/>
      <style:text-properties fo:hyphenate="false"/>
    </style:style>
    <style:style style:name="P39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40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41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42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43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44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45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99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80008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font-variant="normal" fo:text-transform="none" fo:color="#0070c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5" style:family="text">
      <style:text-properties fo:font-variant="normal" fo:text-transform="none" fo:color="#0070c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1" style:family="text">
      <style:text-properties fo:font-variant="normal" fo:text-transform="none" fo:color="#80008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2" style:family="text">
      <style:text-properties fo:font-variant="normal" fo:text-transform="none" fo:color="#00800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4" style:family="text">
      <style:text-properties fo:font-variant="normal" fo:text-transform="none" fo:color="#009933" style:text-line-through-style="none" style:text-line-through-type="none" style:text-position="0% 100%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font-variant="normal" fo:text-transform="none" fo:color="#66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6" style:family="text">
      <style:text-properties fo:font-variant="normal" fo:text-transform="none" fo:color="#6600cc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37" style:family="text">
      <style:text-properties fo:font-variant="normal" fo:text-transform="none" fo:color="#66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38" style:family="text">
      <style:text-properties fo:font-variant="normal" fo:text-transform="none" fo:color="#cc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39" style:family="text">
      <style:text-properties fo:font-variant="normal" fo:text-transform="none" fo:color="#cc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3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5" style:family="text">
      <style:text-properties fo:font-variant="normal" fo:text-transform="none" fo:color="#99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6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italic" style:text-underline-style="none" fo:font-weight="normal" style:font-size-asian="28pt" style:font-style-asian="italic" style:font-weight-asian="normal" style:font-name-complex="Consolas2" style:font-size-complex="28pt" style:font-style-complex="italic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size-asian="32pt" style:font-style-asian="italic" style:font-weight-asian="normal" style:font-name-complex="Consolas2" style:font-size-complex="32pt" style:font-style-complex="italic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2" style:font-size-complex="32pt" style:font-style-complex="normal" style:font-weight-complex="bold"/>
    </style:style>
    <style:style style:name="T49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2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3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4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5" style:family="text">
      <style:text-properties fo:font-variant="normal" fo:text-transform="none" fo:color="#99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6" style:family="text">
      <style:text-properties fo:font-variant="normal" fo:text-transform="none" fo:color="#ff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7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58" style:family="text">
      <style:text-properties fo:font-variant="normal" fo:text-transform="none" fo:color="#008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9" style:family="text">
      <style:text-properties fo:font-variant="normal" fo:text-transform="none" fo:color="#ff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name-complex="Arabic Typesetting" style:font-size-complex="26pt" style:font-style-complex="normal" style:font-weight-complex="bold"/>
    </style:style>
    <style:style style:name="T60" style:family="text">
      <style:text-properties fo:font-variant="normal" fo:text-transform="none" fo:color="#ff0000" style:text-line-through-style="none" style:text-line-through-type="none" style:text-position="0% 100%" style:font-name="Arial2" fo:font-size="13pt" fo:letter-spacing="normal" fo:font-style="normal" style:text-underline-style="none" fo:font-weight="bold" style:font-size-asian="13pt" style:font-style-asian="normal" style:font-weight-asian="bold" style:font-name-complex="Arabic Typesetting" style:font-size-complex="13pt" style:font-style-complex="normal" style:font-weight-complex="bold"/>
    </style:style>
    <style:style style:name="T61" style:family="text">
      <style:text-properties fo:font-variant="normal" fo:text-transform="none" fo:color="#ff0000" style:text-line-through-style="none" style:text-line-through-type="none" style:text-position="0% 100%" style:font-name="Arial2" fo:letter-spacing="normal" fo:font-style="normal" style:text-underline-style="none" fo:font-weight="bold" style:font-style-asian="normal" style:font-weight-asian="bold" style:font-name-complex="Arabic Typesetting" style:font-style-complex="normal" style:font-weight-complex="bold"/>
    </style:style>
    <style:style style:name="T62" style:family="text">
      <style:text-properties fo:font-variant="normal" fo:text-transform="none" fo:color="#0000cc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64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67" style:family="text">
      <style:text-properties fo:font-variant="normal" fo:text-transform="none" fo:color="#cc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onsolas2" fo:font-size="20pt" fo:letter-spacing="normal" fo:font-style="normal" style:text-underline-style="none" fo:font-weight="bold" style:font-size-asian="20pt" style:font-style-asian="normal" style:font-weight-asian="bold" style:font-name-complex="Consolas2" style:font-size-complex="20pt" style:font-style-complex="normal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name-complex="Consolas2" style:font-size-complex="24pt" style:font-style-complex="normal" style:font-weight-complex="bold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etter-spacing="normal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Nachlieli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663399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73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ce181e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76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7" style:family="text">
      <style:text-properties fo:font-variant="normal" fo:text-transform="none" fo:color="#0099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8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80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1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3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4" style:family="text">
      <style:text-properties fo:font-variant="normal" fo:text-transform="none" fo:color="#ff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86" style:family="text">
      <style:text-properties fo:font-variant="normal" fo:text-transform="none" style:text-line-through-style="none" style:text-line-through-type="none" style:text-position="0% 100%" style:font-name="Times New Roman" fo:font-size="13pt" fo:letter-spacing="normal" fo:font-style="normal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87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506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0.522cm" text:min-label-width="0.722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31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Virtual Classes &amp; Polymorphism</text:span></text:p>
          </draw:text-box>
        </draw:frame>
        <draw:frame draw:name="כותרת משנה 3" presentation:style-name="pr2" draw:text-style-name="P4" draw:layer="layout" svg:width="17.779cm" svg:height="4.444cm" svg:x="3.6cm" svg:y="8.97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ample (revisited)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Example (revisited)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list text:style-name="L3">
              <text:list-item>
                <text:p text:style-name="P11"><text:span text:style-name="T6">We want to implement a graphics system</text:span></text:p>
              </text:list-item>
            </text:list>
            <text:p text:style-name="P11"><text:span text:style-name="T6"/></text:p>
            <text:list text:continue-numbering="true" text:style-name="L3">
              <text:list-item>
                <text:p text:style-name="P11"><text:span text:style-name="T6">We plan to have lists of shape. Each shape should be able to draw itself, compute its size, etc.</text:span></text:p>
              </text:list-item>
            </text:list>
            <text:p text:style-name="P11"><text:span text:style-name="T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 – hierarchy" draw:style-name="dp1" draw:master-page-name="שני_20_תכנים" presentation:presentation-page-layout-name="AL3T3"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23.917cm" svg:height="15.451cm" svg:x="0.635cm" svg:y="2.54cm" presentation:class="outline" presentation:user-transformed="true">
          <draw:text-box>
            <text:p text:style-name="P13"><text:span text:style-name="T7">class</text:span><text:span text:style-name="T8"> Shape { 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 </text:span><text:span text:style-name="T7">const </text:span><text:span text:style-name="T8">{cout&lt;&lt;</text:span><text:span text:style-name="T9">'h'</text:span><text:span text:style-name="T8">;}</text:span><text:span text:style-name="T8"><text:line-break/></text:span><text:span text:style-name="T8"> <text:s/></text:span><text:span text:style-name="T7">double</text:span><text:span text:style-name="T8"> area() </text:span><text:span text:style-name="T7">const</text:span><text:span text:style-name="T8">; </text:span></text:p>
            <text:p text:style-name="P13"><text:span text:style-name="T8"><text:s text:c="2"/></text:span><text:span text:style-name="T7">void</text:span><text:span text:style-name="T8"> drawTwice() </text:span><text:span text:style-name="T7">const </text:span><text:span text:style-name="T8">{draw(); draw();}</text:span><text:span text:style-name="T8"><text:line-break/></text:span><text:span text:style-name="T8">}; </text:span></text:p>
            <text:p text:style-name="P13"><text:span text:style-name="T8"><text:line-break/></text:span><text:span text:style-name="T7">class</text:span><text:span text:style-name="T8"> Square: </text:span><text:span text:style-name="T7">public</text:span><text:span text:style-name="T8"> Shape { 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</text:span><text:span text:style-name="T7"> const </text:span><text:span text:style-name="T8">{cout&lt;&lt;</text:span><text:span text:style-name="T9">'q'</text:span><text:span text:style-name="T8">;}</text:span></text:p>
            <text:p text:style-name="P13"><text:span text:style-name="T7"><text:s text:c="2"/></text:span><text:span text:style-name="T7">double</text:span><text:span text:style-name="T8"> area() </text:span><text:span text:style-name="T7">const</text:span><text:span text:style-name="T8">; </text:span><text:span text:style-name="T8"><text:line-break/></text:span><text:span text:style-name="T8">}; </text:span></text:p>
            <text:p text:style-name="P13"><text:span text:style-name="T8"><text:line-break/></text:span><text:span text:style-name="T7">class</text:span><text:span text:style-name="T8"> Circle: </text:span><text:span text:style-name="T7">public</text:span><text:span text:style-name="T8"> Shape { 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 </text:span><text:span text:style-name="T7">const</text:span><text:span text:style-name="T8"> {cout&lt;&lt;</text:span><text:span text:style-name="T9">'c'</text:span><text:span text:style-name="T8">;}</text:span><text:span text:style-name="T8"><text:line-break/></text:span><text:span text:style-name="T8"> <text:s/></text:span><text:span text:style-name="T7">double</text:span><text:span text:style-name="T8"> area() </text:span><text:span text:style-name="T7">const</text:span><text:span text:style-name="T8">; </text:span><text:span text:style-name="T8"><text:line-break/></text:span><text:span text:style-name="T8">}; </text:span><text:span text:style-name="T8"><text:line-break/></text:span><text:span text:style-name="T8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0">Shape myShapes[</text:span><text:span text:style-name="T11">2</text:span><text:span text:style-name="T10">]; </text:span><text:span text:style-name="T10"><text:line-break/></text:span><text:span text:style-name="T10">myShapes[</text:span><text:span text:style-name="T11">0</text:span><text:span text:style-name="T10">] = Circle(); </text:span><text:span text:style-name="T10"><text:line-break/></text:span><text:span text:style-name="T10">myShapes[</text:span><text:span text:style-name="T11">1</text:span><text:span text:style-name="T10">] = Square(); </text:span></text:p>
            <text:p text:style-name="P13"><text:span text:style-name="T10">for (…) myShapes[i].draw();</text:span><text:span text:style-name="T10"><text:line-break/></text:span><text:span text:style-name="T10"/></text:p>
            <text:p text:style-name="P13"><text:span text:style-name="T6">What will happen?</text:span></text:p>
            <text:p text:style-name="P13"><text:span text:style-name="T12"><text:s text:c="2"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0">Shape myShapes[</text:span><text:span text:style-name="T11">2</text:span><text:span text:style-name="T10">]; </text:span><text:span text:style-name="T10"><text:line-break/></text:span><text:span text:style-name="T10">myShapes[</text:span><text:span text:style-name="T11">0</text:span><text:span text:style-name="T10">] = Circle(); </text:span><text:span text:style-name="T10"><text:line-break/></text:span><text:span text:style-name="T10">myShapes[</text:span><text:span text:style-name="T11">1</text:span><text:span text:style-name="T10">] = Square(); </text:span><text:span text:style-name="T10"><text:line-break/></text:span><text:span text:style-name="T10"/></text:p>
            <text:p text:style-name="P13"><text:span text:style-name="T6">What will happen?</text:span></text:p>
            <text:p text:style-name="P13"><text:span text:style-name="T13">–</text:span><text:span text:style-name="T13">- The Circle and Square will be constructed and then </text:span><text:span text:style-name="T14">sliced</text:span><text:span text:style-name="T13"> to fit inside the Shape objects.</text:span></text:p>
            <text:p text:style-name="P13"><text:span text:style-name="T13"/></text:p>
            <text:p text:style-name="P13"><text:span text:style-name="T13">“</text:span><text:span text:style-name="T10">myShapes[</text:span><text:span text:style-name="T11">0</text:span><text:span text:style-name="T10">] = Circle()</text:span><text:span text:style-name="T13">” copies from the circle, its hidden “Shape” field.</text:span></text:p>
            <text:p text:style-name="P13"><text:span text:style-name="T12"><text:s text:c="2"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Java):</text:span></text:p>
            <text:p text:style-name="P13"><text:span text:style-name="T6">Circle c;</text:span></text:p>
            <text:p text:style-name="P13"><text:span text:style-name="T6">Square s;</text:span></text:p>
            <text:p text:style-name="P13"><text:span text:style-name="T10">Shape* myShapes[</text:span><text:span text:style-name="T11">2</text:span><text:span text:style-name="T10">]; </text:span></text:p>
            <text:p text:style-name="P13"><text:span text:style-name="T10">myShapes[</text:span><text:span text:style-name="T11">0</text:span><text:span text:style-name="T10">] = &amp;c; </text:span><text:span text:style-name="T10"><text:line-break/></text:span><text:span text:style-name="T10">myShapes[</text:span><text:span text:style-name="T11">1</text:span><text:span text:style-name="T10">] = &amp;s; </text:span><text:span text:style-name="T10"><text:line-break/></text:span><text:span text:style-name="T10"/></text:p>
            <text:p text:style-name="P13"><text:span text:style-name="T6">What will happen when we call</text:span></text:p>
            <text:p text:style-name="P14"><text:span text:style-name="T10">myShapes[</text:span><text:span text:style-name="T11">0</text:span><text:span text:style-name="T10">]-&gt;draw(); ?</text:span></text:p>
            <text:p text:style-name="P14"><text:span text:style-name="T10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Java):</text:span></text:p>
            <text:p text:style-name="P13"><text:span text:style-name="T10">Shape* myShapes[</text:span><text:span text:style-name="T11">2</text:span><text:span text:style-name="T10">]; </text:span><text:span text:style-name="T10"><text:line-break/></text:span><text:span text:style-name="T10">myShapes[</text:span><text:span text:style-name="T11">0</text:span><text:span text:style-name="T10">] = </text:span><text:span text:style-name="T15">new</text:span><text:span text:style-name="T10"> Circle(); </text:span><text:span text:style-name="T10"><text:line-break/></text:span><text:span text:style-name="T10">myShapes[</text:span><text:span text:style-name="T11">1</text:span><text:span text:style-name="T10">] = </text:span><text:span text:style-name="T15">new</text:span><text:span text:style-name="T10"> Square(); </text:span><text:span text:style-name="T10"><text:line-break/></text:span><text:span text:style-name="T10"/></text:p>
            <text:p text:style-name="P13"><text:span text:style-name="T6">What will happen when we call</text:span></text:p>
            <text:p text:style-name="P14"><text:span text:style-name="T10">myShapes[</text:span><text:span text:style-name="T11">0</text:span><text:span text:style-name="T10">]-&gt;draw(); ?</text:span></text:p>
            <text:p text:style-name="P14"><text:span text:style-name="T10"/></text:p>
            <text:p text:style-name="P13"><text:span text:style-name="T6">No slicing, but still, </text:span><text:span text:style-name="T12">h will be printed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Why?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Why?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16"/></text:p>
            <text:p text:style-name="P13"><text:span text:style-name="T16">When we write:</text:span></text:p>
            <text:p text:style-name="P14"><text:span text:style-name="T17">Circle circle; </text:span><text:span text:style-name="T17"><text:line-break/></text:span><text:span text:style-name="T17">circle.draw(); </text:span></text:p>
            <text:p text:style-name="P14"><text:span text:style-name="T16">The compiler calls </text:span><text:span text:style-name="T18">Circle::draw()</text:span></text:p>
            <text:p text:style-name="P13"><text:span text:style-name="T19"/></text:p>
            <text:p text:style-name="P13"><text:span text:style-name="T19">When we write:</text:span></text:p>
            <text:p text:style-name="P14"><text:span text:style-name="T20">Shape* p = </text:span><text:span text:style-name="T21">new</text:span><text:span text:style-name="T20"> Circle(); </text:span><text:span text:style-name="T20"><text:line-break/></text:span><text:span text:style-name="T20">p-&gt;draw(); </text:span><text:span text:style-name="T20"><text:line-break/></text:span><text:span text:style-name="T19">The compiler calls </text:span><text:span text:style-name="T20">Shape::draw() </text:span><text:span text:style-name="T20"><text:line-break/></text:span><text:span text:style-name="T19">Why? </text:span><text:span text:style-name="T18">*p</text:span><text:span text:style-name="T19"> has type Shape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lass Hierarchy" draw:style-name="dp3" draw:master-page-name="שני_20_תכנים" presentation:presentation-page-layout-name="AL3T3"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13.081cm" svg:height="15.662cm" svg:x="0.635cm" svg:y="2.752cm" presentation:class="outline" presentation:user-transformed="true">
          <draw:text-box>
            <text:p text:style-name="P13"><text:span text:style-name="T22">class</text:span><text:span text:style-name="T23"> Base </text:span><text:span text:style-name="T23"><text:line-break/></text:span><text:span text:style-name="T23">{ </text:span><text:span text:style-name="T23"><text:line-break/></text:span><text:span text:style-name="T22">public</text:span><text:span text:style-name="T23">: </text:span><text:span text:style-name="T23"><text:line-break/></text:span><text:span text:style-name="T23">   </text:span><text:span text:style-name="T22">void</text:span><text:span text:style-name="T23"> foo(); </text:span><text:span text:style-name="T23"><text:line-break/></text:span><text:span text:style-name="T23">   </text:span><text:span text:style-name="T22">void</text:span><text:span text:style-name="T23"> bar(); </text:span><text:span text:style-name="T23"><text:line-break/></text:span><text:span text:style-name="T23">}; </text:span><text:span text:style-name="T23"><text:line-break/></text:span><text:span text:style-name="T22">class</text:span><text:span text:style-name="T23"> Derived: </text:span><text:span text:style-name="T23"><text:line-break/></text:span><text:span text:style-name="T22">public</text:span><text:span text:style-name="T23"> Base </text:span><text:span text:style-name="T23"><text:line-break/></text:span><text:span text:style-name="T23">{ </text:span><text:span text:style-name="T23"><text:line-break/></text:span><text:span text:style-name="T22">public</text:span><text:span text:style-name="T23">: </text:span><text:span text:style-name="T23"><text:line-break/></text:span><text:span text:style-name="T23">   </text:span><text:span text:style-name="T22">void</text:span><text:span text:style-name="T23"> bar(); </text:span><text:span text:style-name="T23"><text:line-break/></text:span><text:span text:style-name="T23">}; </text:span></text:p>
          </draw:text-box>
        </draw:frame>
        <draw:frame draw:name="Rectangle 4" presentation:style-name="pr17" draw:text-style-name="P12" draw:layer="layout" svg:width="10.922cm" svg:height="15.662cm" svg:x="14.478cm" svg:y="2.752cm" presentation:class="outline" presentation:user-transformed="true">
          <draw:text-box>
            <text:p text:style-name="P14"><text:span text:style-name="T24">Derived obj; </text:span><text:span text:style-name="T24"><text:line-break/></text:span><text:span text:style-name="T24">obj.foo();</text:span><text:span text:style-name="T24"><text:line-break/></text:span><text:span text:style-name="T16">Calls </text:span><text:span text:style-name="T18">Base::foo()</text:span></text:p>
            <text:p text:style-name="P13"><text:span text:style-name="T19">Derived does not implement this method</text:span></text:p>
            <text:p text:style-name="P13"><text:span text:style-name="T19"/></text:p>
            <text:p text:style-name="P13"><text:span text:style-name="T25">obj.bar();</text:span></text:p>
            <text:p text:style-name="P13"><text:span text:style-name="T19">Calls</text:span><text:span text:style-name="T18"> Derived::bar()</text:span></text:p>
            <text:p text:style-name="P13"><text:span text:style-name="T19">Two implementations, the more specific is used</text:span></text:p>
            <text:p text:style-name="P13"><text:span text:style-name="T19"/></text:p>
          </draw:text-box>
        </draw:frame>
        <draw:line draw:name="מחבר ישר 5" draw:style-name="gr2" draw:text-style-name="P15" draw:layer="layout" svg:x1="0.423cm" svg:y1="9.948cm" svg:x2="11.43cm" svg:y2="9.949cm">
          <text:p/>
        </draw:line>
        <presentation:notes draw:style-name="dp2">
          <draw:page-thumbnail draw:name="Slide Image Placeholder 1" draw:style-name="gr1" draw:layer="layout" svg:width="14.216cm" svg:height="10.662cm" svg:x="2.752cm" svg:y="2.134cm" draw:page-number="9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 &amp; Overloading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heritance &amp; Overloading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765cm" svg:height="15.662cm" svg:x="0.635cm" svg:y="2.752cm" presentation:class="outline" presentation:user-transformed="true">
          <draw:text-box>
            <text:p text:style-name="P13"><text:span text:style-name="T26">Derived</text:span><text:span text:style-name="T27"> inherits the method</text:span><text:span text:style-name="T26"> foo() </text:span><text:span text:style-name="T27">from </text:span><text:span text:style-name="T26">Base</text:span></text:p>
            <text:list text:style-name="L5">
              <text:list-item>
                <text:list>
                  <text:list-item>
                    <text:p text:style-name="P16"><text:span text:style-name="T27">The inherited class uses methods of the base class</text:span></text:p>
                  </text:list-item>
                </text:list>
              </text:list-item>
            </text:list>
            <text:p text:style-name="P17"><text:span text:style-name="T27"/></text:p>
            <text:p text:style-name="P13"><text:span text:style-name="T26">Derived</text:span><text:span text:style-name="T27"> overrides the implementation of </text:span><text:span text:style-name="T26">bar()</text:span></text:p>
            <text:list text:continue-numbering="true" text:style-name="L5">
              <text:list-item>
                <text:list>
                  <text:list-item>
                    <text:p text:style-name="P16"><text:span text:style-name="T27">This mechanism allows an inherited class to specialize the implementation </text:span></text:p>
                  </text:list-item>
                </text:list>
              </text:list-item>
            </text:list>
            <text:p text:style-name="P13"><text:span text:style-name="T27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&#10;(aka early/static binding/resolution)&#9;" draw:style-name="dp3" draw:master-page-name="כותרת_20_ותוכן" presentation:presentation-page-layout-name="AL2T11">
        <draw:frame draw:name="Rectangle 2" presentation:style-name="pr5" draw:text-style-name="P2" draw:layer="layout" svg:width="23.706cm" svg:height="3.046cm" svg:x="0.847cm" svg:y="0.763cm" presentation:class="title" presentation:user-transformed="true">
          <draw:text-box>
            <text:p text:style-name="P8"><text:span text:style-name="T4">Static resolution</text:span><text:span text:style-name="T4"><text:line-break/></text:span><text:span text:style-name="T4">(aka early/static binding/resolution)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&#9;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tatic resolution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How does the compiler determine which method to call?</text:span></text:p>
            <text:p text:style-name="P13"><text:span text:style-name="T6"/></text:p>
            <text:p text:style-name="P13"><text:span text:style-name="T12">Static Resolution</text:span><text:span text:style-name="T6">:</text:span></text:p>
            <text:p text:style-name="P13"><text:span text:style-name="T6">Based on the type of the </text:span><text:span text:style-name="T28">variable</text:span><text:span text:style-name="T6">.</text:span></text:p>
            <text:list text:style-name="L5">
              <text:list-item>
                <text:list>
                  <text:list-item>
                    <text:p text:style-name="P16"><text:span text:style-name="T12">Not</text:span><text:span text:style-name="T6"> the type of the object!</text:span></text:p>
                  </text:list-item>
                </text:list>
              </text:list-item>
            </text:list>
            <text:p text:style-name="P18"><text:span text:style-name="T6"/></text:p>
            <text:p text:style-name="P13"><text:span text:style-name="T6">The compiler finds the most specific implementation of the method, and calls it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 in our example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tatic resolution in our exampl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4"><text:span text:style-name="T29">Circle* circle = </text:span><text:span text:style-name="T30">new</text:span><text:span text:style-name="T29"> Circle(</text:span><text:span text:style-name="T31">1</text:span><text:span text:style-name="T29">,</text:span><text:span text:style-name="T31">1</text:span><text:span text:style-name="T29">,</text:span><text:span text:style-name="T31">2</text:span><text:span text:style-name="T29">); </text:span><text:span text:style-name="T29"><text:line-break/></text:span><text:span text:style-name="T29">Square* square = </text:span><text:span text:style-name="T30">new</text:span><text:span text:style-name="T29"> Square(</text:span><text:span text:style-name="T31">2</text:span><text:span text:style-name="T29">,</text:span><text:span text:style-name="T31">2</text:span><text:span text:style-name="T29">,</text:span><text:span text:style-name="T31">1</text:span><text:span text:style-name="T29">); </text:span><text:span text:style-name="T29"><text:line-break/></text:span><text:span text:style-name="T29">Shape* myShapes[</text:span><text:span text:style-name="T31">2</text:span><text:span text:style-name="T29">]; </text:span><text:span text:style-name="T29"><text:line-break/></text:span><text:span text:style-name="T29">myShapes[</text:span><text:span text:style-name="T31">0</text:span><text:span text:style-name="T29">] = circle; </text:span><text:span text:style-name="T29"><text:line-break/></text:span><text:span text:style-name="T29">myShapes[</text:span><text:span text:style-name="T31">1</text:span><text:span text:style-name="T29">] = square; </text:span></text:p>
            <text:p text:style-name="P14"><text:span text:style-name="T29"><text:line-break/></text:span><text:span text:style-name="T29">circle-&gt;draw(); <text:s text:c="5"/></text:span><text:span text:style-name="T32">// Calls Circle::Draw() </text:span><text:span text:style-name="T32"><text:line-break/></text:span><text:span text:style-name="T29">square-&gt;draw(); <text:s text:c="5"/></text:span><text:span text:style-name="T32">// Calls Square::Draw() </text:span><text:span text:style-name="T32"><text:line-break/></text:span><text:span text:style-name="T29">myShapes[</text:span><text:span text:style-name="T31">0</text:span><text:span text:style-name="T29">]-&gt;draw(); </text:span><text:span text:style-name="T32">// Calls Shape::Draw() </text:span><text:span text:style-name="T32"><text:line-break/></text:span><text:span text:style-name="T29">myShapes[</text:span><text:span text:style-name="T31">1</text:span><text:span text:style-name="T29">]-&gt;draw(); </text:span><text:span text:style-name="T32">// Calls Shape::Draw()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Underneath the Hood: Inheritance" draw:style-name="dp1" draw:master-page-name="שני_20_תכנים" presentation:presentation-page-layout-name="AL3T3"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Underneath the Hood: Static Resolution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22">class</text:span><text:span text:style-name="T23"> Shape </text:span><text:span text:style-name="T23"><text:line-break/></text:span><text:span text:style-name="T23">{ </text:span><text:span text:style-name="T23"><text:line-break/></text:span><text:span text:style-name="T23">   </text:span><text:span text:style-name="T22">double</text:span><text:span text:style-name="T23"> _x; </text:span><text:span text:style-name="T23"><text:line-break/></text:span><text:span text:style-name="T23">   </text:span><text:span text:style-name="T22">int</text:span><text:span text:style-name="T23"> _a; </text:span><text:span text:style-name="T23"><text:line-break/></text:span><text:span text:style-name="T23">};</text:span></text:p>
            <text:p text:style-name="P13"><text:span text:style-name="T23"><text:line-break/></text:span><text:span text:style-name="T22">class</text:span><text:span text:style-name="T23"> Circle: </text:span></text:p>
            <text:p text:style-name="P13"><text:span text:style-name="T23"><text:s text:c="2"/></text:span><text:span text:style-name="T22">public</text:span><text:span text:style-name="T23"> Shape </text:span><text:span text:style-name="T23"><text:line-break/></text:span><text:span text:style-name="T23">{ </text:span><text:span text:style-name="T23"><text:line-break/></text:span><text:span text:style-name="T23">   </text:span><text:span text:style-name="T22">double</text:span><text:span text:style-name="T23"> _z; </text:span><text:span text:style-name="T23"><text:line-break/></text:span><text:span text:style-name="T23">};</text:span></text:p>
          </draw:text-box>
        </draw:frame>
        <draw:frame draw:name="Rectangle 4" presentation:style-name="pr12" draw:text-style-name="P12" draw:layer="layout" svg:width="10.794cm" svg:height="15.662cm" svg:x="13.97cm" svg:y="2.752cm" presentation:class="outline" presentation:user-transformed="true">
          <draw:text-box>
            <text:p text:style-name="P14"><text:span text:style-name="T23">Shape</text:span><text:span text:style-name="T17"> s; </text:span><text:span text:style-name="T17"><text:line-break/></text:span><text:span text:style-name="T23">Circle</text:span><text:span text:style-name="T17"> c; </text:span><text:span text:style-name="T17"><text:line-break/></text:span><text:span text:style-name="T17"><text:line-break/></text:span><text:span text:style-name="T17"/></text:p>
            <text:p text:style-name="P14"><text:span text:style-name="T17"><text:line-break/></text:span><text:span text:style-name="T17"/></text:p>
            <text:p text:style-name="P13"><text:span text:style-name="T16"/></text:p>
          </draw:text-box>
        </draw:frame>
        <draw:g draw:name="Group 5">
          <draw:custom-shape draw:name="Rectangle 6" draw:style-name="gr3" draw:text-style-name="P20" draw:layer="layout" svg:width="3.571cm" svg:height="1.384cm" svg:x="15.725cm" svg:y="12.713cm">
            <text:p text:style-name="P19"><text:span text:style-name="T33">_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" draw:text-style-name="P20" draw:layer="layout" svg:width="3.571cm" svg:height="1.384cm" svg:x="15.725cm" svg:y="14.093cm">
            <text:p text:style-name="P19"><text:span text:style-name="T33">_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3.571cm" svg:height="1.384cm" svg:x="15.725cm" svg:y="15.478cm">
            <text:p text:style-name="P19"><text:span text:style-name="T33">_z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Rectangle 10" draw:style-name="gr3" draw:text-style-name="P20" draw:layer="layout" svg:width="3.571cm" svg:height="1.384cm" svg:x="15.725cm" svg:y="8.14cm">
            <text:p text:style-name="P19"><text:span text:style-name="T33">_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" draw:text-style-name="P20" draw:layer="layout" svg:width="3.571cm" svg:height="1.384cm" svg:x="15.725cm" svg:y="9.521cm">
            <text:p text:style-name="P19"><text:span text:style-name="T33">_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12" draw:style-name="gr4" draw:text-style-name="P20" draw:layer="layout" svg:width="1.675cm" svg:height="1.777cm" svg:x="14.478cm" svg:y="7.713cm">
          <text:p text:style-name="P19"><text:span text:style-name="T33">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4" draw:text-style-name="P20" draw:layer="layout" svg:width="1.675cm" svg:height="1.777cm" svg:x="14.482cm" svg:y="12.316cm">
          <text:p text:style-name="P19"><text:span text:style-name="T33">c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4" draw:style-name="gr5" draw:text-style-name="P20" draw:layer="layout" svg:width="1.146cm" svg:height="2.764cm" svg:x="19.376cm" svg:y="12.713cm">
          <text:p/>
          <draw:enhanced-geometry draw:mirror-horizontal="false" draw:mirror-vertical="false" svg:viewBox="0 0 0 0" draw:text-areas="0 ?f15 ?f14 ?f16" draw:type="ooxml-rightBrace" draw:modifiers="2009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15" draw:style-name="gr4" draw:text-style-name="P20" draw:layer="layout" svg:width="3.695cm" svg:height="1.777cm" svg:x="19.841cm" svg:y="13.22cm">
          <text:p text:style-name="P21"><text:span text:style-name="T33">Shape</text:span><text:span text:style-name="T3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ointing to an Inherited Class 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ointing to an Inherited Class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14.181cm" svg:height="15.874cm" svg:x="0.847cm" svg:y="2.54cm" presentation:class="outline" presentation:user-transformed="true">
          <draw:text-box>
            <text:p text:style-name="P14"><text:span text:style-name="T10">Circle c; </text:span><text:span text:style-name="T10"><text:line-break/></text:span><text:span text:style-name="T10">Shape* p = &amp;c; </text:span></text:p>
            <text:p text:style-name="P14"><text:span text:style-name="T34">p points to the hidden </text:span></text:p>
            <text:p text:style-name="P14"><text:span text:style-name="T34">“</text:span><text:span text:style-name="T34">Shape” field inside c.</text:span><text:span text:style-name="T10"><text:line-break/></text:span><text:span text:style-name="T35">When using </text:span><text:span text:style-name="T36">*p</text:span><text:span text:style-name="T37">, we treat c</text:span><text:span text:style-name="T36"> </text:span><text:span text:style-name="T37">as though it was a Shape object.</text:span></text:p>
            <text:p text:style-name="P13"><text:span text:style-name="T38">The compiler cannot know if </text:span><text:span text:style-name="T39">*p </text:span><text:span text:style-name="T38">is from a derived class or not!</text:span></text:p>
          </draw:text-box>
        </draw:frame>
        <draw:g draw:name="קבוצה 13">
          <draw:custom-shape draw:name="Rectangle 12" draw:style-name="gr6" draw:text-style-name="P22" draw:layer="layout" svg:width="3.571cm" svg:height="1.384cm" svg:x="17.595cm" svg:y="15.9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4">
            <draw:custom-shape draw:name="Rectangle 5" draw:style-name="gr3" draw:text-style-name="P20" draw:layer="layout" svg:width="3.571cm" svg:height="1.384cm" svg:x="17.595cm" svg:y="13.137cm">
              <text:p text:style-name="P19"><text:span text:style-name="T33">_x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" draw:style-name="gr3" draw:text-style-name="P20" draw:layer="layout" svg:width="3.571cm" svg:height="1.384cm" svg:x="17.595cm" svg:y="14.517cm">
              <text:p text:style-name="P19"><text:span text:style-name="T33">_a</text:span><text:span text:style-name="T33"><text:tab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3" draw:text-style-name="P20" draw:layer="layout" svg:width="3.571cm" svg:height="1.384cm" svg:x="17.595cm" svg:y="15.901cm">
              <text:p text:style-name="P19"><text:span text:style-name="T33">_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8" draw:style-name="gr4" draw:text-style-name="P20" draw:layer="layout" svg:width="1.679cm" svg:height="1.777cm" svg:x="16.071cm" svg:y="12.74cm">
            <text:p text:style-name="P19"><text:span text:style-name="T33">c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7" draw:text-style-name="P20" draw:layer="layout" svg:width="3.571cm" svg:height="1.384cm" svg:x="17.595cm" svg:y="8.04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" draw:style-name="gr4" draw:text-style-name="P20" draw:layer="layout" svg:width="1.722cm" svg:height="1.777cm" svg:x="16.165cm" svg:y="7.752cm">
            <text:p text:style-name="P19"><text:span text:style-name="T33">p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1" draw:style-name="gr8" draw:text-style-name="P15" draw:layer="layout" svg:width="3.783cm" svg:height="0.003cm" draw:transform="rotate (-1.5707963267949) translate (19.385cm 9.313cm)">
            <text:p/>
            <draw:enhanced-geometry draw:mirror-horizontal="false" draw:mirror-vertical="false" svg:viewBox="0 0 0 0" draw:text-areas="0 0 ?f2 ?f3" draw:type="ooxml-bentConnector3" draw:modifiers="7692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</draw:g>
        <presentation:notes draw:style-name="dp2">
          <draw:page-thumbnail draw:name="Slide Image Placeholder 1" draw:style-name="gr1" draw:layer="layout" svg:width="14.216cm" svg:height="10.662cm" svg:x="2.752cm" svg:y="2.134cm" draw:page-number="1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12">Static/early resolution</text:span><text:span text:style-name="T6"> </text:span></text:p>
            <text:list text:style-name="L4">
              <text:list-item>
                <text:p text:style-name="P13"><text:span text:style-name="T40">Based on the type of the </text:span><text:span text:style-name="T41">variable.</text:span></text:p>
              </text:list-item>
              <text:list-item>
                <text:p text:style-name="P17"><text:span text:style-name="T40">Determined at </text:span><text:span text:style-name="T41">compile</text:span><text:span text:style-name="T40"> time.</text:span></text:p>
                <text:p text:style-name="P13"><text:span text:style-name="T6"/></text:p>
              </text:list-item>
            </text:list>
            <text:p text:style-name="P13"><text:span text:style-name="T12">Dynamic/late resolution</text:span><text:span text:style-name="T6">:</text:span></text:p>
            <text:list text:continue-numbering="true" text:style-name="L4">
              <text:list-item>
                <text:p text:style-name="P13"><text:span text:style-name="T40">Based on the type of the </text:span><text:span text:style-name="T41">object</text:span></text:p>
              </text:list-item>
            </text:list>
            <text:list text:style-name="L1">
              <text:list-item>
                <text:list>
                  <text:list-item>
                    <text:p text:style-name="P17"><text:span text:style-name="T40">Determined at </text:span><text:span text:style-name="T41">run</text:span><text:span text:style-name="T40"> time</text:span></text:p>
                  </text:list-item>
                </text:list>
              </text:list-item>
            </text:list>
            <text:p text:style-name="P13"><text:span text:style-name="T6"/></text:p>
            <text:p text:style-name="P13"><text:span text:style-name="T6">[Java Like]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שני_20_תכנים" presentation:presentation-page-layout-name="AL3T3"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23.917cm" svg:height="15.451cm" svg:x="0.635cm" svg:y="2.752cm" presentation:class="outline" presentation:user-transformed="true">
          <draw:text-box>
            <text:p text:style-name="P17"><text:span text:style-name="T42">The </text:span><text:span text:style-name="T22">virtual</text:span><text:span text:style-name="T23"> </text:span><text:span text:style-name="T42">keyword states that the method can be overridden in a dynamic manner.</text:span></text:p>
            <text:p text:style-name="P13"><text:span text:style-name="T43">class</text:span><text:span text:style-name="T44"> Shape </text:span><text:span text:style-name="T44"><text:line-break/></text:span><text:span text:style-name="T44">{ </text:span><text:span text:style-name="T44"><text:line-break/></text:span><text:span text:style-name="T43">public</text:span><text:span text:style-name="T44">: </text:span><text:span text:style-name="T44"><text:line-break/></text:span><text:span text:style-name="T44"> </text:span><text:span text:style-name="T43">virtual void</text:span><text:span text:style-name="T44"> draw() </text:span><text:span text:style-name="T43">const</text:span><text:span text:style-name="T44"><text:line-break/></text:span><text:span text:style-name="T44"> <text:s text:c="3"/>{cout&lt;&lt;</text:span><text:span text:style-name="T45">'h'</text:span><text:span text:style-name="T44">;}</text:span><text:span text:style-name="T44"><text:line-break/></text:span><text:span text:style-name="T43"> virtual double</text:span><text:span text:style-name="T44"> area() </text:span><text:span text:style-name="T43">const</text:span><text:span text:style-name="T44">; </text:span><text:span text:style-name="T44"><text:line-break/></text:span><text:span text:style-name="T44">}; </text:span></text:p>
            <text:p text:style-name="P13"><text:span text:style-name="T44"><text:line-break/></text:span><text:span text:style-name="T43">class</text:span><text:span text:style-name="T44"> Square: </text:span><text:span text:style-name="T43">public</text:span><text:span text:style-name="T44"> Shape </text:span><text:span text:style-name="T44"><text:line-break/></text:span><text:span text:style-name="T44">{ </text:span><text:span text:style-name="T44"><text:line-break/></text:span><text:span text:style-name="T43">public</text:span><text:span text:style-name="T44">: </text:span><text:span text:style-name="T44"><text:line-break/></text:span><text:span text:style-name="T43"> virtual void</text:span><text:span text:style-name="T44"> draw() </text:span><text:span text:style-name="T43">const</text:span><text:span text:style-name="T44"> </text:span><text:span text:style-name="T44"><text:line-break/></text:span><text:span text:style-name="T44"> <text:s text:c="3"/>{cout&lt;&lt;</text:span><text:span text:style-name="T45">'q'</text:span><text:span text:style-name="T44">;}</text:span></text:p>
            <text:p text:style-name="P13"><text:span text:style-name="T43"><text:s/></text:span><text:span text:style-name="T43">virtual double</text:span><text:span text:style-name="T44"> area() </text:span><text:span text:style-name="T43">const</text:span><text:span text:style-name="T44">; </text:span><text:span text:style-name="T44"><text:line-break/></text:span><text:span text:style-name="T44">}; </text:span></text:p>
            <text:p text:style-name="P13"><text:span text:style-name="T44"><text:line-break/></text:span><text:span text:style-name="T44"/></text:p>
          </draw:text-box>
        </draw:frame>
        <draw:line draw:name="מחבר ישר 6" draw:style-name="gr2" draw:text-style-name="P15" draw:layer="layout" svg:x1="12.065cm" svg:y1="5.334cm" svg:x2="12.066cm" svg:y2="18.415cm">
          <text:p/>
        </draw:line>
        <draw:frame presentation:style-name="pr18" draw:text-style-name="P23" draw:layer="layout" svg:width="12.186cm" svg:height="6.615cm" svg:x="12.96cm" svg:y="9.398cm">
          <draw:text-box>
            <text:p text:style-name="P13"><text:span text:style-name="T43">class</text:span><text:span text:style-name="T44"> Circle: </text:span><text:span text:style-name="T43">public</text:span><text:span text:style-name="T44"> Shape </text:span><text:span text:style-name="T44"><text:line-break/></text:span><text:span text:style-name="T44">{ </text:span><text:span text:style-name="T44"><text:line-break/></text:span><text:span text:style-name="T43">public</text:span><text:span text:style-name="T44">: </text:span><text:span text:style-name="T44"><text:line-break/></text:span><text:span text:style-name="T43"> void</text:span><text:span text:style-name="T44"> draw() </text:span><text:span text:style-name="T43">const</text:span><text:span text:style-name="T44"> </text:span><text:span text:style-name="T44"><text:line-break/></text:span><text:span text:style-name="T44"> <text:s text:c="3"/>{cout&lt;&lt;</text:span><text:span text:style-name="T45">'c'</text:span><text:span text:style-name="T44">;}</text:span><text:span text:style-name="T44"><text:line-break/></text:span><text:span text:style-name="T43"> double</text:span><text:span text:style-name="T44"> area() </text:span><text:span text:style-name="T43">const</text:span><text:span text:style-name="T44">; </text:span><text:span text:style-name="T44"><text:line-break/></text:span><text:span text:style-name="T44">}; </text:span><text:span text:style-name="T44"><text:line-break/></text:span><text:span text:style-name="T44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7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Returning to the shapes example, using virtual methods gives the desired result:</text:span></text:p>
            <text:p text:style-name="P13"><text:span text:style-name="T6"/></text:p>
            <text:p text:style-name="P14"><text:span text:style-name="T10">Shape* s=</text:span><text:span text:style-name="T15">new</text:span><text:span text:style-name="T10"> Circle; </text:span><text:span text:style-name="T10"><text:line-break/></text:span><text:span text:style-name="T10">s-&gt;draw(); </text:span><text:span text:style-name="T10"><text:line-break/></text:span><text:span text:style-name="T10"/></text:p>
            <text:p text:style-name="P13"><text:span text:style-name="T6">Will print 'c'</text:span></text:p>
            <text:p text:style-name="P13"><text:span text:style-name="T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Methods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Metho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/></text:p>
            <text:p text:style-name="P13"><text:span text:style-name="T6">Class </text:span><text:span text:style-name="T26">Base </text:span><text:span text:style-name="T27">defines a </text:span><text:span text:style-name="T46">virtual</text:span><text:span text:style-name="T47"> method </text:span><text:span text:style-name="T26">foo() <text:s/></text:span></text:p>
            <text:p text:style-name="P13"><text:span text:style-name="T27">The resolution of</text:span><text:span text:style-name="T26"> foo() </text:span><text:span text:style-name="T27">is dynamic in </text:span><text:span text:style-name="T48">all </text:span><text:span text:style-name="T27">subclasses of </text:span><text:span text:style-name="T26">Base.</text:span></text:p>
            <text:list text:style-name="L5">
              <text:list-item>
                <text:list>
                  <text:list-item>
                    <text:p text:style-name="P16"><text:span text:style-name="T27">If the subclass </text:span><text:span text:style-name="T26">Derived</text:span><text:span text:style-name="T27"> overrides </text:span><text:span text:style-name="T26">foo(), </text:span><text:span text:style-name="T27">then </text:span><text:span text:style-name="T26">Derived::foo() </text:span><text:span text:style-name="T27">is called</text:span></text:p>
                  </text:list-item>
                  <text:list-item>
                    <text:p text:style-name="P16"><text:span text:style-name="T27">If not, </text:span><text:span text:style-name="T26">Base::foo() </text:span><text:span text:style-name="T27">is called </text:span><text:span text:style-name="T27"><text:line-break/></text:span><text:span text:style-name="T27"/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With references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&amp; references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Text Box 2" presentation:style-name="pr19" draw:text-style-name="P12" draw:layer="layout" svg:width="14.574cm" svg:height="15.7cm" svg:x="0.876cm" svg:y="2.352cm" presentation:class="outline" presentation:user-transformed="true">
          <draw:text-box>
            <text:p text:style-name="P13"><text:span text:style-name="T7">struct</text:span><text:span text:style-name="T8"> Base </text:span><text:span text:style-name="T8"><text:line-break/></text:span><text:span text:style-name="T8">{ </text:span><text:span text:style-name="T8"><text:line-break/></text:span><text:span text:style-name="T8"> <text:s text:c="2"/></text:span><text:span text:style-name="T7">virtual void</text:span><text:span text:style-name="T8"> f() </text:span><text:span text:style-name="T8"><text:line-break/></text:span><text:span text:style-name="T8">   { </text:span><text:span text:style-name="T8"><text:line-break/></text:span><text:span text:style-name="T8">      cout &lt;&lt; </text:span><text:span text:style-name="T49">"B"</text:span><text:span text:style-name="T8"> &lt;&lt; endl; </text:span><text:span text:style-name="T8"><text:line-break/></text:span><text:span text:style-name="T8">   } </text:span><text:span text:style-name="T8"><text:line-break/></text:span><text:span text:style-name="T8">}; </text:span><text:span text:style-name="T8"><text:line-break/></text:span><text:span text:style-name="T8"/></text:p>
            <text:p text:style-name="P13"><text:span text:style-name="T7">struct</text:span><text:span text:style-name="T8"> Derived: </text:span><text:span text:style-name="T7">public</text:span><text:span text:style-name="T8"> Base </text:span><text:span text:style-name="T8"><text:line-break/></text:span><text:span text:style-name="T8">{ </text:span><text:span text:style-name="T8"><text:line-break/></text:span><text:span text:style-name="T8">   </text:span><text:span text:style-name="T7"> virtual</text:span><text:span text:style-name="T8"> </text:span><text:span text:style-name="T7">void</text:span><text:span text:style-name="T8"> f() </text:span><text:span text:style-name="T8"><text:line-break/></text:span><text:span text:style-name="T8">   { </text:span><text:span text:style-name="T8"><text:line-break/></text:span><text:span text:style-name="T8">      cout &lt;&lt; </text:span><text:span text:style-name="T49">"D"</text:span><text:span text:style-name="T8"> &lt;&lt; endl; </text:span><text:span text:style-name="T8"><text:line-break/></text:span><text:span text:style-name="T8">   } </text:span><text:span text:style-name="T8"><text:line-break/></text:span><text:span text:style-name="T8">}; </text:span></text:p>
          </draw:text-box>
        </draw:frame>
        <draw:custom-shape draw:name="Text Box 2" draw:style-name="gr9" draw:text-style-name="P20" draw:layer="layout" svg:width="10.794cm" svg:height="14.477cm" svg:x="13.97cm" svg:y="2.328cm">
          <text:p text:style-name="P19"><text:span text:style-name="T50">int</text:span><text:span text:style-name="T51"> main() </text:span><text:span text:style-name="T51"><text:line-break/></text:span><text:span text:style-name="T51">{ </text:span></text:p>
          <text:p text:style-name="P19"><text:span text:style-name="T51"><text:s text:c="3"/></text:span><text:span text:style-name="T51">Derived d; </text:span></text:p>
          <text:p text:style-name="P19"><text:span text:style-name="T51"/></text:p>
          <text:p text:style-name="P19"><text:span text:style-name="T51"><text:s text:c="3"/></text:span><text:span text:style-name="T51">Base b = d; <text:s/></text:span><text:span text:style-name="T51"><text:line-break/></text:span><text:span text:style-name="T51">   b.f(); </text:span><text:span text:style-name="T52">//B</text:span><text:span text:style-name="T51"><text:line-break/></text:span><text:span text:style-name="T51">   </text:span></text:p>
          <text:p text:style-name="P19"><text:span text:style-name="T51"><text:s text:c="3"/></text:span><text:span text:style-name="T51">Base&amp; bref= d; </text:span><text:span text:style-name="T51"><text:line-break/></text:span><text:span text:style-name="T51">   bref.f(); </text:span><text:span text:style-name="T52">//D</text:span></text:p>
          <text:p text:style-name="P19"><text:span text:style-name="T52"/></text:p>
          <text:p text:style-name="P19"><text:span text:style-name="T53"><text:s text:c="3"/></text:span><text:span text:style-name="T53">Base b1;</text:span><text:span text:style-name="T52"><text:line-break/></text:span><text:span text:style-name="T51"> <text:s text:c="2"/>// Derived d1 = b1;</text:span></text:p>
          <text:p text:style-name="P19"><text:span text:style-name="T51"><text:s text:c="3"/></text:span><text:span text:style-name="T51">// won’t compile</text:span></text:p>
          <text:p text:style-name="P19"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0" xml:id="id1" draw:id="id1" draw:layer="layout" svg:width="0.512cm" svg:height="2.564cm" svg:x="21.441cm" svg:y="14.6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2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Base function that calls virtual function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ase function that calls virtual functio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54">struct</text:span><text:span text:style-name="T18"> Base {</text:span></text:p>
            <text:p text:style-name="P13"><text:span text:style-name="T18"><text:s text:c="2"/></text:span><text:span text:style-name="T21">virtual</text:span><text:span text:style-name="T18"> </text:span><text:span text:style-name="T21">void</text:span><text:span text:style-name="T18"> f() { cout&lt;&lt; </text:span><text:span text:style-name="T55">"Base f()" </text:span><text:span text:style-name="T18">&lt;&lt;endl; }</text:span></text:p>
            <text:p text:style-name="P13"><text:span text:style-name="T18"><text:s text:c="10"/></text:span><text:span text:style-name="T21">void</text:span><text:span text:style-name="T18"> g() { f(); }</text:span></text:p>
            <text:p text:style-name="P13"><text:span text:style-name="T18">};</text:span></text:p>
            <text:p text:style-name="P13"><text:span text:style-name="T18"/></text:p>
            <text:p text:style-name="P13"><text:span text:style-name="T21">struct</text:span><text:span text:style-name="T18"> Derived : </text:span><text:span text:style-name="T21">public</text:span><text:span text:style-name="T18"> Base {</text:span></text:p>
            <text:p text:style-name="P13"><text:span text:style-name="T18"><text:s text:c="2"/></text:span><text:span text:style-name="T21">void </text:span><text:span text:style-name="T18">f() { cout&lt;&lt;</text:span><text:span text:style-name="T55"> “Derived f()"</text:span><text:span text:style-name="T18"> &lt;&lt;endl; }</text:span></text:p>
            <text:p text:style-name="P13"><text:span text:style-name="T18">};</text:span></text:p>
            <text:p text:style-name="P13"><text:span text:style-name="T18"/></text:p>
            <text:p text:style-name="P13"><text:span text:style-name="T21">int</text:span><text:span text:style-name="T18"> main(){</text:span></text:p>
            <text:p text:style-name="P13"><text:span text:style-name="T18"><text:s text:c="2"/></text:span><text:span text:style-name="T18">Derived d;</text:span></text:p>
            <text:p text:style-name="P13"><text:span text:style-name="T18"><text:s text:c="2"/></text:span><text:span text:style-name="T18">d.g() </text:span></text:p>
            <text:p text:style-name="P13"><text:span text:style-name="T18">}</text:span></text:p>
            <text:p text:style-name="P13"><text:span text:style-name="T19">will print “Derived f()”. Why??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1" presentation:class="page"/>
          <draw:frame presentation:style-name="pr2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ase function that calls virtual function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ase function that calls virtual functio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54">struct</text:span><text:span text:style-name="T18"> Base {</text:span></text:p>
            <text:p text:style-name="P13"><text:span text:style-name="T18"><text:s text:c="2"/></text:span><text:span text:style-name="T21">virtual</text:span><text:span text:style-name="T18"> </text:span><text:span text:style-name="T21">void</text:span><text:span text:style-name="T18"> f() { cout&lt;&lt; </text:span><text:span text:style-name="T55">"Base f()" </text:span><text:span text:style-name="T18">&lt;&lt;endl; }</text:span></text:p>
            <text:p text:style-name="P13"><text:span text:style-name="T18"><text:s text:c="10"/></text:span><text:span text:style-name="T21">void</text:span><text:span text:style-name="T18"> g(</text:span><text:span text:style-name="T56">Base* this</text:span><text:span text:style-name="T18">) {</text:span><text:span text:style-name="T56">this-&gt;</text:span><text:span text:style-name="T18">f(); }</text:span></text:p>
            <text:p text:style-name="P13"><text:span text:style-name="T18">};</text:span></text:p>
            <text:p text:style-name="P13"><text:span text:style-name="T18"/></text:p>
            <text:p text:style-name="P13"><text:span text:style-name="T21">struct</text:span><text:span text:style-name="T18"> Derived : </text:span><text:span text:style-name="T21">public</text:span><text:span text:style-name="T18"> Base {</text:span></text:p>
            <text:p text:style-name="P13"><text:span text:style-name="T18"><text:s text:c="2"/></text:span><text:span text:style-name="T21">void </text:span><text:span text:style-name="T18">f() { cout&lt;&lt;</text:span><text:span text:style-name="T55"> “Derived f()"</text:span><text:span text:style-name="T18"> &lt;&lt;endl; }</text:span></text:p>
            <text:p text:style-name="P13"><text:span text:style-name="T18">};</text:span></text:p>
            <text:p text:style-name="P13"><text:span text:style-name="T18"/></text:p>
            <text:p text:style-name="P13"><text:span text:style-name="T21">int</text:span><text:span text:style-name="T18"> main(){</text:span></text:p>
            <text:p text:style-name="P13"><text:span text:style-name="T18"><text:s text:c="2"/></text:span><text:span text:style-name="T18">Derived d;</text:span></text:p>
            <text:p text:style-name="P13"><text:span text:style-name="T18"><text:s text:c="2"/></text:span><text:span text:style-name="T56">Base::</text:span><text:span text:style-name="T18">g(</text:span><text:span text:style-name="T56">&amp;d</text:span><text:span text:style-name="T18">) </text:span></text:p>
            <text:p text:style-name="P13"><text:span text:style-name="T18">}</text:span></text:p>
            <text:p text:style-name="P13"><text:span text:style-name="T19">...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2" presentation:class="page"/>
          <draw:frame presentation:style-name="pr2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constructor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alling virtual function from a constructo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3.706cm" svg:height="15.874cm" svg:x="0.847cm" svg:y="2.64cm" presentation:class="outline" presentation:user-transformed="true">
          <draw:text-box>
            <text:p text:style-name="P13"><text:span text:style-name="T22">struct</text:span><text:span text:style-name="T18"> Base {</text:span></text:p>
            <text:p text:style-name="P13"><text:span text:style-name="T18"><text:s text:c="2"/></text:span><text:span text:style-name="T18">Base() { f(); }</text:span></text:p>
            <text:p text:style-name="P13"><text:span text:style-name="T18"><text:s text:c="2"/></text:span><text:span text:style-name="T57">virtual void </text:span><text:span text:style-name="T18">f(){ cout&lt;&lt;“Base”&lt;&lt;endl;}</text:span></text:p>
            <text:p text:style-name="P13"><text:span text:style-name="T18">};</text:span></text:p>
            <text:p text:style-name="P13"><text:span text:style-name="T57">struct</text:span><text:span text:style-name="T18"> Derived: </text:span><text:span text:style-name="T57">public</text:span><text:span text:style-name="T18"> Base {</text:span></text:p>
            <text:p text:style-name="P13"><text:span text:style-name="T18"><text:s text:c="2"/></text:span><text:span text:style-name="T57">virtual void </text:span><text:span text:style-name="T18">f(){ cout&lt;&lt;“Derived”&lt;&lt;endl;}</text:span></text:p>
            <text:p text:style-name="P13"><text:span text:style-name="T18">};</text:span></text:p>
            <text:p text:style-name="P13"><text:span text:style-name="T57">int</text:span><text:span text:style-name="T18"> main(){</text:span></text:p>
            <text:p text:style-name="P13"><text:span text:style-name="T18"><text:s text:c="2"/></text:span><text:span text:style-name="T18">Derived d; </text:span><text:span text:style-name="T58">// would print “Base”</text:span></text:p>
            <text:p text:style-name="P13"><text:span text:style-name="T58">}</text:span></text:p>
            <text:p text:style-name="P13"><text:span text:style-name="T59">Why? Because when Base() is called, Derived is not constructed yet! <text:s text:c="3"/></text:span><text:span text:style-name="T60"><text:a xlink:href="https://stackoverflow.com/q/962132/827927" xlink:type="simple">https://stackoverflow.com/q/962132/827927</text:a></text:span><text:span text:style-name="T60">s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3" presentation:class="page"/>
          <draw:frame presentation:style-name="pr2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destructor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alling virtual function from a destructo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3.706cm" svg:height="15.874cm" svg:x="0.847cm" svg:y="2.54cm" presentation:class="outline" presentation:user-transformed="true">
          <draw:text-box>
            <text:p text:style-name="P13"><text:span text:style-name="T22">struct</text:span><text:span text:style-name="T18"> Base {</text:span></text:p>
            <text:p text:style-name="P13"><text:span text:style-name="T18"><text:s text:c="2"/></text:span><text:span text:style-name="T18">~Base() { f(); }</text:span></text:p>
            <text:p text:style-name="P13"><text:span text:style-name="T18"><text:s text:c="2"/></text:span><text:span text:style-name="T57">virtual void </text:span><text:span text:style-name="T18">f() { cout&lt;&lt;“Base”&lt;&lt;endl;}</text:span></text:p>
            <text:p text:style-name="P13"><text:span text:style-name="T18">};</text:span></text:p>
            <text:p text:style-name="P13"><text:span text:style-name="T57">struct</text:span><text:span text:style-name="T18"> Derived: </text:span><text:span text:style-name="T57">public</text:span><text:span text:style-name="T18"> Base {</text:span></text:p>
            <text:p text:style-name="P13"><text:span text:style-name="T18"><text:s text:c="2"/></text:span><text:span text:style-name="T57">virtual void </text:span><text:span text:style-name="T18">f() { cout&lt;&lt;“Derived”&lt;&lt;endl;}</text:span></text:p>
            <text:p text:style-name="P13"><text:span text:style-name="T18">};</text:span></text:p>
            <text:p text:style-name="P13"><text:span text:style-name="T57">int</text:span><text:span text:style-name="T18"> main(){</text:span></text:p>
            <text:p text:style-name="P13"><text:span text:style-name="T18"><text:s text:c="2"/></text:span><text:span text:style-name="T18">Derived d; </text:span><text:span text:style-name="T58">// would print “Base”</text:span></text:p>
            <text:p text:style-name="P13"><text:span text:style-name="T58">}</text:span></text:p>
            <text:p text:style-name="P13"><text:span text:style-name="T59">Why? Because when ~Base() is called, Derived is already destructed! <text:s text:c="3"/></text:span><text:span text:style-name="T60"><text:a xlink:href="https://stackoverflow.com/q/962132/827927" xlink:type="simple">https://stackoverflow.com/q/962132/827927</text:a></text:span></text:p>
            <text:p text:style-name="P13"><text:span text:style-name="T18"/></text:p>
            <text:p text:style-name="P13"><text:span text:style-name="T61"/></text:p>
          </draw:text-box>
        </draw:frame>
        <presentation:notes draw:style-name="dp4">
          <draw:page-thumbnail draw:style-name="gr1" draw:layer="layout" svg:width="14.212cm" svg:height="10.659cm" svg:x="2.753cm" svg:y="2.16cm" draw:page-number="24" presentation:class="page"/>
          <draw:frame presentation:style-name="pr2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olymorphism rules: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olymorphism rules: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25"><text:span text:style-name="T6">When calling a method, polymorphism will take place if:</text:span></text:p>
            <text:list text:style-name="L6">
              <text:list-item>
                <text:list>
                  <text:list-item>
                    <text:p text:style-name="P26"><text:span text:style-name="T6"><text:s/></text:span><text:span text:style-name="T6">We call a method through pointer or reference to a base class that actually points to a derived object.</text:span></text:p>
                  </text:list-item>
                  <text:list-item>
                    <text:p text:style-name="P26"><text:span text:style-name="T6"><text:s/></text:span><text:span text:style-name="T6">The method must be virtual in the base.</text:span></text:p>
                  </text:list-item>
                  <text:list-item>
                    <text:p text:style-name="P26"><text:span text:style-name="T6"><text:s/></text:span><text:span text:style-name="T6">We are not in ctor / dtor</text:span></text:p>
                  </text:list-item>
                  <text:list-item>
                    <text:p text:style-name="P26"><text:span text:style-name="T6"><text:s/></text:span><text:span text:style-name="T6">The derived class must override the base method with exactly the same signature </text:span><text:span text:style-name="T6"><text:line-break/></text:span><text:span text:style-name="T42">(C++11 put </text:span><text:span text:style-name="T62">override</text:span><text:span text:style-name="T42"> between () and { } to check that the method really overrides in compile time)</text:span></text:p>
                  </text:list-item>
                </text:list>
              </text:list-item>
            </text:list>
            <text:p text:style-name="P17"><text:span text:style-name="T6"/></text:p>
            <text:p text:style-name="P17"><text:span text:style-name="T6"/></text:p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25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mplementation of Virtual Method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mplementation of Virtual Metho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Solution:</text:span></text:p>
            <text:list text:style-name="L5">
              <text:list-item>
                <text:list>
                  <text:list-item>
                    <text:p text:style-name="P16"><text:span text:style-name="T40">Each object has a </text:span><text:span text:style-name="T63">single </text:span><text:span text:style-name="T40">pointer to an array of function pointers.</text:span></text:p>
                  </text:list-item>
                  <text:list-item>
                    <text:p text:style-name="P16"><text:span text:style-name="T40">This array contains pointers to the appropriate functions.</text:span></text:p>
                  </text:list-item>
                </text:list>
              </text:list-item>
            </text:list>
            <text:p text:style-name="P13"><text:span text:style-name="T6"/></text:p>
            <text:p text:style-name="P13"><text:span text:style-name="T6">Cost:</text:span></text:p>
            <text:list text:continue-numbering="true" text:style-name="L5">
              <text:list-item>
                <text:list>
                  <text:list-item>
                    <text:p text:style-name="P16"><text:span text:style-name="T40">For each class, we store one table.</text:span></text:p>
                  </text:list-item>
                  <text:list-item>
                    <text:p text:style-name="P16"><text:span text:style-name="T40">Each object contains one field that points to the right tab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7" draw:style-name="dp1" draw:master-page-name="כותרת_20_בלבד" presentation:presentation-page-layout-name="AL4T19">
        <office:forms form:automatic-focus="false" form:apply-design-mode="false"/>
        <draw:custom-shape draw:name="Rectangle 3" draw:style-name="gr11" draw:text-style-name="P27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28" draw:layer="layout" svg:width="8.779cm" svg:height="17.191cm" svg:x="0.71cm" svg:y="0.984cm">
          <text:p text:style-name="P19"><text:span text:style-name="T64">class</text:span><text:span text:style-name="T65"> A </text:span><text:span text:style-name="T65"><text:line-break/></text:span><text:span text:style-name="T65">{ </text:span><text:span text:style-name="T64">public</text:span><text:span text:style-name="T65">: </text:span><text:span text:style-name="T65"><text:line-break/></text:span><text:span text:style-name="T65">   </text:span><text:span text:style-name="T64">virtual</text:span><text:span text:style-name="T65"> </text:span><text:span text:style-name="T64">void</text:span><text:span text:style-name="T65"> f1();    </text:span><text:span text:style-name="T64">virtual</text:span><text:span text:style-name="T65"> </text:span><text:span text:style-name="T64">void</text:span><text:span text:style-name="T65"> f2();    </text:span><text:span text:style-name="T64">int</text:span><text:span text:style-name="T65"> _a; </text:span><text:span text:style-name="T65"><text:line-break/></text:span><text:span text:style-name="T65">}; </text:span></text:p>
          <text:p text:style-name="P19"><text:span text:style-name="T65"><text:line-break/></text:span><text:span text:style-name="T64">class</text:span><text:span text:style-name="T65"> B: </text:span><text:span text:style-name="T64">public</text:span><text:span text:style-name="T65"> A </text:span><text:span text:style-name="T65"><text:line-break/></text:span><text:span text:style-name="T65">{ </text:span><text:span text:style-name="T64">public</text:span><text:span text:style-name="T65">: </text:span><text:span text:style-name="T65"><text:line-break/></text:span><text:span text:style-name="T65"> <text:s/></text:span><text:span text:style-name="T64"><text:s/>void</text:span><text:span text:style-name="T65"> f1(); </text:span></text:p>
          <text:p text:style-name="P19"><text:span text:style-name="T65"><text:s text:c="3"/></text:span><text:span text:style-name="T64">virtual void</text:span><text:span text:style-name="T65"> f3();</text:span></text:p>
          <text:p text:style-name="P19"><text:span text:style-name="T65"><text:s text:c="3"/></text:span><text:span text:style-name="T64">void</text:span><text:span text:style-name="T65"> f4(); </text:span><text:span text:style-name="T65"><text:line-break/></text:span><text:span text:style-name="T65">   </text:span><text:span text:style-name="T64">int</text:span><text:span text:style-name="T65"> _b; </text:span><text:span text:style-name="T65"><text:line-break/></text:span><text:span text:style-name="T65">}; </text:span></text:p>
          <text:p text:style-name="P19"><text:span text:style-name="T65"><text:line-break/></text:span><text:span text:style-name="T65">A* a1= new A;</text:span></text:p>
          <text:p text:style-name="P19"><text:span text:style-name="T65">A* a2= new A;</text:span><text:span text:style-name="T65"><text:line-break/></text:span><text:span text:style-name="T65">A* a3= new B;</text:span></text:p>
          <text:p text:style-name="P19"><text:span text:style-name="T65">a1→f1();</text:span></text:p>
          <text:p text:style-name="P19"><text:span text:style-name="T65">a3→f1(); // same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28" draw:layer="layout" svg:width="4.444cm" svg:height="3.299cm" svg:x="20.457cm" svg:y="3.81cm">
          <text:p text:style-name="P19"><text:span text:style-name="T66">void A::f1</text:span></text:p>
          <text:p text:style-name="P21"><text:span text:style-name="T66">{ </text:span></text:p>
          <text:p text:style-name="P21"><text:span text:style-name="T66"><text:s/></text:span><text:span text:style-name="T67">//...</text:span></text:p>
          <text:p text:style-name="P21"><text:span text:style-name="T6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28" draw:layer="layout" svg:width="4.444cm" svg:height="3.299cm" svg:x="20.457cm" svg:y="7.567cm">
          <text:p text:style-name="P19"><text:span text:style-name="T66">void A::f2</text:span></text:p>
          <text:p text:style-name="P21"><text:span text:style-name="T66">{ </text:span></text:p>
          <text:p text:style-name="P21"><text:span text:style-name="T66"><text:s/></text:span><text:span text:style-name="T67">//...</text:span></text:p>
          <text:p text:style-name="P21"><text:span text:style-name="T6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28" draw:layer="layout" svg:width="4.444cm" svg:height="3.299cm" svg:x="20.457cm" svg:y="11.324cm">
          <text:p text:style-name="P19"><text:span text:style-name="T66">void B::f1</text:span></text:p>
          <text:p text:style-name="P21"><text:span text:style-name="T66">{ </text:span></text:p>
          <text:p text:style-name="P21"><text:span text:style-name="T66"><text:s/></text:span><text:span text:style-name="T67">//...</text:span></text:p>
          <text:p text:style-name="P21"><text:span text:style-name="T6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20" draw:layer="layout" svg:width="2.45cm" svg:height="1.098cm" svg:x="16.441cm" svg:y="6.853cm">
          <text:p text:style-name="P21"><text:span text:style-name="T68">VTB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20" draw:layer="layout" svg:width="0.969cm" svg:height="1.267cm" svg:x="16.46cm" svg:y="8.123cm">
          <text:p text:style-name="P21"><text:span text:style-name="T6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20" draw:layer="layout" svg:width="0.969cm" svg:height="1.267cm" svg:x="16.398cm" svg:y="11.95cm">
          <text:p text:style-name="P21"><text:span text:style-name="T6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15" draw:text-style-name="P20" draw:layer="layout" svg:width="3.386cm" svg:height="1.009cm" svg:x="11.492cm" svg:y="7.505cm">
              <text:p text:style-name="P19"><text:span text:style-name="T68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15" draw:text-style-name="P20" draw:layer="layout" svg:width="3.386cm" svg:height="1.009cm" svg:x="11.492cm" svg:y="8.515cm">
              <text:p text:style-name="P21"><text:span text:style-name="T68">_</text:span><text:span text:style-name="T68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4" draw:text-style-name="P20" draw:layer="layout" svg:width="2.576cm" svg:height="1.61cm" svg:x="9.326cm" svg:y="7.21cm">
            <text:p text:style-name="P19"><text:span text:style-name="T68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15" draw:text-style-name="P20" draw:layer="layout" svg:width="3.386cm" svg:height="1.009cm" svg:x="11.492cm" svg:y="13.057cm">
              <text:p text:style-name="P19"><text:span text:style-name="T68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15" draw:text-style-name="P20" draw:layer="layout" svg:width="3.386cm" svg:height="1.009cm" svg:x="11.492cm" svg:y="14.067cm">
              <text:p text:style-name="P21"><text:span text:style-name="T68">_</text:span><text:span text:style-name="T68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15" draw:text-style-name="P20" draw:layer="layout" svg:width="3.386cm" svg:height="1.009cm" svg:x="11.492cm" svg:y="15.077cm">
              <text:p text:style-name="P21"><text:span text:style-name="T68">_</text:span><text:span text:style-name="T68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4" draw:text-style-name="P20" draw:layer="layout" svg:width="2.576cm" svg:height="1.61cm" svg:x="9.33cm" svg:y="12.762cm">
            <text:p text:style-name="P19"><text:span text:style-name="T68">*a3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15" draw:text-style-name="P20" draw:layer="layout" svg:width="3.386cm" svg:height="1.009cm" svg:x="11.492cm" svg:y="10.279cm">
              <text:p text:style-name="P19"><text:span text:style-name="T68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15" draw:text-style-name="P20" draw:layer="layout" svg:width="3.386cm" svg:height="1.009cm" svg:x="11.492cm" svg:y="11.289cm">
              <text:p text:style-name="P21"><text:span text:style-name="T68">_</text:span><text:span text:style-name="T68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4" draw:text-style-name="P20" draw:layer="layout" svg:width="2.576cm" svg:height="1.61cm" svg:x="9.326cm" svg:y="9.984cm">
            <text:p text:style-name="P19"><text:span text:style-name="T68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3" draw:text-style-name="P28" draw:layer="layout" svg:width="4.444cm" svg:height="3.299cm" svg:x="20.457cm" svg:y="15.081cm">
          <text:p text:style-name="P19"><text:span text:style-name="T66">void B::f3</text:span></text:p>
          <text:p text:style-name="P21"><text:span text:style-name="T66">{ </text:span></text:p>
          <text:p text:style-name="P21"><text:span text:style-name="T66"><text:s/></text:span><text:span text:style-name="T67">//...</text:span></text:p>
          <text:p text:style-name="P21"><text:span text:style-name="T6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15" draw:text-style-name="P20" draw:layer="layout" svg:width="2.116cm" svg:height="1.009cm" svg:x="16.642cm" svg:y="13.07cm">
            <text:p text:style-name="P21"><text:span text:style-name="T68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15" draw:text-style-name="P20" draw:layer="layout" svg:width="2.116cm" svg:height="1.009cm" svg:x="16.642cm" svg:y="14.08cm">
            <text:p text:style-name="P21"><text:span text:style-name="T68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15" draw:text-style-name="P20" draw:layer="layout" svg:width="2.116cm" svg:height="1.009cm" svg:x="16.642cm" svg:y="15.09cm">
            <text:p text:style-name="P21"><text:span text:style-name="T68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15" draw:text-style-name="P20" draw:layer="layout" svg:width="2.116cm" svg:height="1.009cm" svg:x="16.642cm" svg:y="9.393cm">
            <text:p text:style-name="P21"><text:span text:style-name="T68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15" draw:text-style-name="P20" draw:layer="layout" svg:width="2.116cm" svg:height="1.009cm" svg:x="16.642cm" svg:y="10.403cm">
            <text:p text:style-name="P21"><text:span text:style-name="T68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16" draw:text-style-name="P15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16" draw:text-style-name="P15" draw:layer="layout" svg:width="1.684cm" svg:height="0.885cm" svg:x="14.918cm" svg:y="9.8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16" draw:text-style-name="P15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17" draw:text-style-name="P15" draw:layer="layout" svg:width="1.697cm" svg:height="4.419cm" svg:x="18.759cm" svg:y="5.42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17" draw:text-style-name="P15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17" draw:text-style-name="P15" draw:layer="layout" svg:width="1.697cm" svg:height="0.583cm" svg:x="18.759cm" svg:y="12.9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17" draw:text-style-name="P15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42" draw:style-name="gr17" draw:text-style-name="P15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AutoShape 35" draw:style-name="gr18" draw:text-style-name="P15" draw:layer="layout" svg:width="9.947cm" svg:height="0.007cm" svg:x="9.489cm" svg:y="15.192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27" presentation:class="page"/>
          <draw:frame draw:name="Notes Placeholder 2" presentation:style-name="pr22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3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8" draw:style-name="dp1" draw:master-page-name="כותרת_20_בלבד" presentation:presentation-page-layout-name="AL4T19">
        <office:forms form:automatic-focus="false" form:apply-design-mode="false"/>
        <draw:custom-shape draw:name="Rectangle 3" draw:style-name="gr19" draw:text-style-name="P27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29" draw:layer="layout" svg:width="8.779cm" svg:height="17.189cm" svg:x="0.71cm" svg:y="0.984cm">
          <text:p text:style-name="P19"><text:span text:style-name="T64">class</text:span><text:span text:style-name="T65"> A </text:span><text:span text:style-name="T65"><text:line-break/></text:span><text:span text:style-name="T65">{ </text:span><text:span text:style-name="T64">public</text:span><text:span text:style-name="T65">: </text:span><text:span text:style-name="T65"><text:line-break/></text:span><text:span text:style-name="T65">   </text:span><text:span text:style-name="T64">virtual</text:span><text:span text:style-name="T65"> </text:span><text:span text:style-name="T64">void</text:span><text:span text:style-name="T65"> f1();    </text:span><text:span text:style-name="T64">virtual</text:span><text:span text:style-name="T65"> </text:span><text:span text:style-name="T64">void</text:span><text:span text:style-name="T65"> f2();    </text:span><text:span text:style-name="T64">int</text:span><text:span text:style-name="T65"> _a; </text:span><text:span text:style-name="T65"><text:line-break/></text:span><text:span text:style-name="T65">}; </text:span></text:p>
          <text:p text:style-name="P19"><text:span text:style-name="T65"><text:line-break/></text:span><text:span text:style-name="T64">class</text:span><text:span text:style-name="T65"> B: </text:span><text:span text:style-name="T64">public</text:span><text:span text:style-name="T65"> A </text:span><text:span text:style-name="T65"><text:line-break/></text:span><text:span text:style-name="T65">{ </text:span><text:span text:style-name="T64">public</text:span><text:span text:style-name="T65">: </text:span><text:span text:style-name="T65"><text:line-break/></text:span><text:span text:style-name="T65">   </text:span><text:span text:style-name="T64">virtual</text:span><text:span text:style-name="T65"> </text:span><text:span text:style-name="T64">void</text:span><text:span text:style-name="T65"> f1();    </text:span><text:span text:style-name="T64">virtual</text:span><text:span text:style-name="T65"> </text:span><text:span text:style-name="T64">void</text:span><text:span text:style-name="T65"> f3();    </text:span><text:span text:style-name="T64">void</text:span><text:span text:style-name="T65"> f4(); </text:span><text:span text:style-name="T65"><text:line-break/></text:span><text:span text:style-name="T65">   </text:span><text:span text:style-name="T64">int</text:span><text:span text:style-name="T65"> _b; </text:span><text:span text:style-name="T65"><text:line-break/></text:span><text:span text:style-name="T65">}; </text:span><text:span text:style-name="T65"><text:line-break/></text:span><text:span text:style-name="T65"><text:line-break/></text:span><text:span text:style-name="T65">A* a1= new A;</text:span></text:p>
          <text:p text:style-name="P19"><text:span text:style-name="T65">A* a2= new A; </text:span><text:span text:style-name="T65"><text:line-break/></text:span><text:span text:style-name="T65">A* a3= new B; <text:s/></text:span></text:p>
          <text:p text:style-name="P19"><text:span text:style-name="T65">a3→f3(); // comp.err.</text:span></text:p>
          <text:p text:style-name="P19"><text:span text:style-name="T65">a3→f4(); // comp.er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29" draw:layer="layout" svg:width="4.444cm" svg:height="3.299cm" svg:x="20.457cm" svg:y="3.81cm">
          <text:p text:style-name="P19"><text:span text:style-name="T66">void A::f1</text:span></text:p>
          <text:p text:style-name="P21"><text:span text:style-name="T66">{ </text:span></text:p>
          <text:p text:style-name="P21"><text:span text:style-name="T66"><text:s/></text:span><text:span text:style-name="T67">//...</text:span></text:p>
          <text:p text:style-name="P21"><text:span text:style-name="T6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29" draw:layer="layout" svg:width="4.444cm" svg:height="3.299cm" svg:x="20.457cm" svg:y="7.567cm">
          <text:p text:style-name="P19"><text:span text:style-name="T66">void A::f2</text:span></text:p>
          <text:p text:style-name="P21"><text:span text:style-name="T66">{ </text:span></text:p>
          <text:p text:style-name="P21"><text:span text:style-name="T66"><text:s/></text:span><text:span text:style-name="T67">//...</text:span></text:p>
          <text:p text:style-name="P21"><text:span text:style-name="T6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29" draw:layer="layout" svg:width="4.444cm" svg:height="3.299cm" svg:x="20.457cm" svg:y="11.324cm">
          <text:p text:style-name="P19"><text:span text:style-name="T66">void B::f1</text:span></text:p>
          <text:p text:style-name="P21"><text:span text:style-name="T66">{ </text:span></text:p>
          <text:p text:style-name="P21"><text:span text:style-name="T66"><text:s/></text:span><text:span text:style-name="T67">//...</text:span></text:p>
          <text:p text:style-name="P21"><text:span text:style-name="T6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30" draw:layer="layout" svg:width="2.45cm" svg:height="1.098cm" svg:x="16.441cm" svg:y="6.853cm">
          <text:p text:style-name="P21"><text:span text:style-name="T68">VTB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30" draw:layer="layout" svg:width="0.969cm" svg:height="1.267cm" svg:x="16.46cm" svg:y="8.123cm">
          <text:p text:style-name="P21"><text:span text:style-name="T6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30" draw:layer="layout" svg:width="0.969cm" svg:height="1.267cm" svg:x="16.398cm" svg:y="11.95cm">
          <text:p text:style-name="P21"><text:span text:style-name="T6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20" draw:text-style-name="P31" draw:layer="layout" svg:width="3.386cm" svg:height="1.009cm" svg:x="11.492cm" svg:y="7.505cm">
              <text:p text:style-name="P19"><text:span text:style-name="T68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20" draw:text-style-name="P30" draw:layer="layout" svg:width="3.386cm" svg:height="1.009cm" svg:x="11.492cm" svg:y="8.515cm">
              <text:p text:style-name="P21"><text:span text:style-name="T68">_</text:span><text:span text:style-name="T68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4" draw:text-style-name="P31" draw:layer="layout" svg:width="2.576cm" svg:height="1.61cm" svg:x="9.326cm" svg:y="7.21cm">
            <text:p text:style-name="P19"><text:span text:style-name="T68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20" draw:text-style-name="P31" draw:layer="layout" svg:width="3.386cm" svg:height="1.009cm" svg:x="11.492cm" svg:y="13.057cm">
              <text:p text:style-name="P19"><text:span text:style-name="T68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20" draw:text-style-name="P30" draw:layer="layout" svg:width="3.386cm" svg:height="1.009cm" svg:x="11.492cm" svg:y="14.067cm">
              <text:p text:style-name="P21"><text:span text:style-name="T68">_</text:span><text:span text:style-name="T68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20" draw:text-style-name="P30" draw:layer="layout" svg:width="3.386cm" svg:height="1.009cm" svg:x="11.492cm" svg:y="15.077cm">
              <text:p text:style-name="P21"><text:span text:style-name="T68">_</text:span><text:span text:style-name="T68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4" draw:text-style-name="P31" draw:layer="layout" svg:width="2.576cm" svg:height="1.61cm" svg:x="9.33cm" svg:y="12.762cm">
            <text:p text:style-name="P19"><text:span text:style-name="T68">*a3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20" draw:text-style-name="P31" draw:layer="layout" svg:width="3.386cm" svg:height="1.009cm" svg:x="11.492cm" svg:y="10.279cm">
              <text:p text:style-name="P19"><text:span text:style-name="T68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20" draw:text-style-name="P30" draw:layer="layout" svg:width="3.386cm" svg:height="1.009cm" svg:x="11.492cm" svg:y="11.289cm">
              <text:p text:style-name="P21"><text:span text:style-name="T68">_</text:span><text:span text:style-name="T68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4" draw:text-style-name="P31" draw:layer="layout" svg:width="2.576cm" svg:height="1.61cm" svg:x="9.326cm" svg:y="9.984cm">
            <text:p text:style-name="P19"><text:span text:style-name="T68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3" draw:text-style-name="P29" draw:layer="layout" svg:width="4.444cm" svg:height="3.299cm" svg:x="20.457cm" svg:y="15.081cm">
          <text:p text:style-name="P19"><text:span text:style-name="T66">void B::f3</text:span></text:p>
          <text:p text:style-name="P21"><text:span text:style-name="T66">{ </text:span></text:p>
          <text:p text:style-name="P21"><text:span text:style-name="T66"><text:s/></text:span><text:span text:style-name="T67">//...</text:span></text:p>
          <text:p text:style-name="P21"><text:span text:style-name="T6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21" draw:text-style-name="P30" draw:layer="layout" svg:width="2.116cm" svg:height="1.009cm" svg:x="16.642cm" svg:y="13.07cm">
            <text:p text:style-name="P21"><text:span text:style-name="T68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1" draw:text-style-name="P30" draw:layer="layout" svg:width="2.116cm" svg:height="1.009cm" svg:x="16.642cm" svg:y="14.08cm">
            <text:p text:style-name="P21"><text:span text:style-name="T68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1" draw:text-style-name="P30" draw:layer="layout" svg:width="2.116cm" svg:height="1.009cm" svg:x="16.642cm" svg:y="15.09cm">
            <text:p text:style-name="P21"><text:span text:style-name="T68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21" draw:text-style-name="P30" draw:layer="layout" svg:width="2.116cm" svg:height="1.009cm" svg:x="16.642cm" svg:y="9.393cm">
            <text:p text:style-name="P21"><text:span text:style-name="T68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21" draw:text-style-name="P30" draw:layer="layout" svg:width="2.116cm" svg:height="1.009cm" svg:x="16.642cm" svg:y="10.403cm">
            <text:p text:style-name="P21"><text:span text:style-name="T68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22" draw:text-style-name="P15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23" draw:text-style-name="P15" draw:layer="layout" svg:width="1.684cm" svg:height="0.885cm" svg:x="14.918cm" svg:y="9.8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24" draw:text-style-name="P15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25" draw:text-style-name="P15" draw:layer="layout" svg:width="1.697cm" svg:height="4.419cm" svg:x="18.759cm" svg:y="5.42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26" draw:text-style-name="P15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27" draw:text-style-name="P15" draw:layer="layout" svg:width="1.697cm" svg:height="0.583cm" svg:x="18.759cm" svg:y="12.9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28" draw:text-style-name="P15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42" draw:style-name="gr29" draw:text-style-name="P15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AutoShape 35" draw:style-name="gr18" draw:text-style-name="P15" draw:layer="layout" svg:width="9.947cm" svg:height="0.007cm" svg:x="9.489cm" svg:y="15.19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3" draw:style-name="gr30" draw:text-style-name="P32" draw:layer="layout" svg:width="17.797cm" svg:height="2.599cm" svg:x="0.591cm" svg:y="0.449cm">
          <text:p text:style-name="P13"><text:span text:style-name="T6">Through *a3 everything below the red dashed line will be hidde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28" presentation:class="page"/>
          <draw:frame draw:name="Notes Placeholder 2" presentation:style-name="pr22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3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alling virtual function from a ctor/dtor explained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Virtual Functions - demo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Rectangle 3" draw:style-name="gr31" draw:text-style-name="P34" draw:layer="layout" svg:width="9.468cm" svg:height="15.874cm" svg:x="14.986cm" svg:y="4.262cm">
          <text:p text:style-name="P33"><text:span text:style-name="T70">clas</text:span><text:span text:style-name="T70">s </text:span><text:span text:style-name="T70">Bas</text:span><text:span text:style-name="T70">e </text:span><text:span text:style-name="T70">{ <text:s/>pu</text:span><text:span text:style-name="T70">blic: </text:span><text:span text:style-name="T70"><text:s/>int </text:span><text:span text:style-name="T70">x, y;</text:span></text:p>
          <text:p text:style-name="P33"><text:span text:style-name="T70"><text:s text:c="4"/></text:span><text:span text:style-name="T70">int </text:span><text:span text:style-name="T70">f() </text:span><text:span text:style-name="T70">{ ret</text:span><text:span text:style-name="T70">urn </text:span><text:span text:style-name="T70">111; </text:span><text:span text:style-name="T70">}</text:span></text:p>
          <text:p text:style-name="P33"><text:span text:style-name="T70"><text:s text:c="4"/></text:span><text:span text:style-name="T70">virtu</text:span><text:span text:style-name="T70">al </text:span><text:span text:style-name="T70">int </text:span><text:span text:style-name="T70">g() { </text:span><text:span text:style-name="T70">retu</text:span><text:span text:style-name="T70">rn </text:span><text:span text:style-name="T70">222; </text:span><text:span text:style-name="T70">}</text:span></text:p>
          <text:p text:style-name="P33"><text:span text:style-name="T70"><text:s text:c="4"/></text:span><text:span text:style-name="T70">virtu</text:span><text:span text:style-name="T70">al </text:span><text:span text:style-name="T70">int </text:span><text:span text:style-name="T70">h() { </text:span><text:span text:style-name="T70">retu</text:span><text:span text:style-name="T70">rn </text:span><text:span text:style-name="T70">333;</text:span><text:span text:style-name="T70">}</text:span></text:p>
          <text:p text:style-name="P33"><text:span text:style-name="T70">};</text:span></text:p>
          <text:p text:style-name="P33"><text:span text:style-name="T70">clas</text:span><text:span text:style-name="T70">s </text:span><text:span text:style-name="T70">Deri</text:span><text:span text:style-name="T70">ved: </text:span><text:span text:style-name="T70">publ</text:span><text:span text:style-name="T70">ic </text:span><text:span text:style-name="T70">Bas</text:span><text:span text:style-name="T70">e {</text:span></text:p>
          <text:p text:style-name="P33"><text:span text:style-name="T70"><text:s text:c="4"/></text:span><text:span text:style-name="T70">int </text:span><text:span text:style-name="T70">g() { </text:span><text:span text:style-name="T70">retu</text:span><text:span text:style-name="T70">rn </text:span><text:span text:style-name="T70">444; </text:span><text:span text:style-name="T70">}</text:span></text:p>
          <text:p text:style-name="P33"><text:span text:style-name="T70">};</text:span></text:p>
          <text:p text:style-name="P33"><text:span text:style-name="T70">int </text:span><text:span text:style-name="T70">mai</text:span><text:span text:style-name="T70">n() {</text:span></text:p>
          <text:p text:style-name="P33"><text:span text:style-name="T70"><text:s text:c="4"/></text:span><text:span text:style-name="T70">Bas</text:span><text:span text:style-name="T70">e* p </text:span><text:span text:style-name="T70">= </text:span><text:span text:style-name="T70">new </text:span><text:span text:style-name="T70">Deri</text:span><text:span text:style-name="T70">ved;</text:span></text:p>
          <text:p text:style-name="P33"><text:span text:style-name="T70"><text:s text:c="4"/></text:span><text:span text:style-name="T70">p-</text:span><text:span text:style-name="T70">&gt;f();</text:span></text:p>
          <text:p text:style-name="P33"><text:span text:style-name="T70"><text:s text:c="4"/></text:span><text:span text:style-name="T70">p-</text:span><text:span text:style-name="T70">&gt;g()</text:span><text:span text:style-name="T70">;</text:span></text:p>
          <text:p text:style-name="P33"><text:span text:style-name="T70"><text:s text:c="4"/></text:span><text:span text:style-name="T70">p-</text:span><text:span text:style-name="T70">&gt;h()</text:span><text:span text:style-name="T70">;</text:span></text:p>
          <text:p text:style-name="P33"><text:span text:style-name="T70"><text:s text:c="4"/></text:span><text:span text:style-name="T70">dele</text:span><text:span text:style-name="T70">te p;</text:span></text:p>
          <text:p text:style-name="P33"><text:span text:style-name="T70"><text:s text:c="4"/></text:span><text:span text:style-name="T70">retu</text:span><text:span text:style-name="T70">rn 0;</text:span></text:p>
          <text:p text:style-name="P33"><text:span text:style-name="T70">}</text:span></text:p>
          <text:p text:style-name="P33"><text:span text:style-name="T7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35" draw:layer="layout" svg:width="11.684cm" svg:height="3.095cm" svg:x="1.016cm" svg:y="5.842cm">
          <draw:text-box>
            <text:p>Either view folder 2</text:p>
            <text:p/>
            <text:p>Or put the following code in https://godbolt.org/</text:p>
          </draw:text-box>
        </draw:frame>
        <presentation:notes draw:style-name="dp4">
          <draw:page-thumbnail draw:style-name="gr1" draw:layer="layout" svg:width="14.212cm" svg:height="10.659cm" svg:x="2.753cm" svg:y="2.16cm" draw:page-number="29" presentation:class="page"/>
          <draw:frame presentation:style-name="pr2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0" draw:style-name="dp1" draw:master-page-name="כותרת_20_ותוכן" presentation:presentation-page-layout-name="AL2T11">
        <draw:frame draw:name="Title 1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Virtual functions in ctor/dtor - explained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Rectangle 3" draw:style-name="gr33" draw:text-style-name="P36" draw:layer="layout" svg:width="23.706cm" svg:height="15.874cm" svg:x="0.748cm" svg:y="4.262cm">
          <text:list text:style-name="L7">
            <text:list-item>
              <text:list>
                <text:list-item>
                  <text:p text:style-name="P33"><text:span text:style-name="T71">In the code of Base::</text:span><text:span text:style-name="T6">Base, the vptr is set to Base::vtable, so the calls are to the Base functions.</text:span></text:p>
                </text:list-item>
                <text:list-item>
                  <text:p text:style-name="P33"><text:span text:style-name="T6">Only </text:span><text:span text:style-name="T28">after </text:span><text:span text:style-name="T6">Base::Base is finished, Derived::Derived is called and sets the vptr to Derived::vtable.</text:span></text:p>
                </text:list-item>
                <text:list-item>
                  <text:p text:style-name="P33"><text:span text:style-name="T6">The vptr is set in the destructors, too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4.212cm" svg:height="10.659cm" svg:x="2.753cm" svg:y="2.16cm" draw:page-number="30" presentation:class="page"/>
          <draw:frame presentation:style-name="pr2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- Recap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– cost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24" draw:text-style-name="P36" draw:layer="layout" svg:width="24.129cm" svg:height="15.662cm" svg:x="0.635cm" svg:y="2.752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33"><text:span text:style-name="T12">Time</text:span><text:span text:style-name="T6">: Calling a virtual method is more expensive than standard call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3"><text:span text:style-name="T6">Two pointers are “chased” to get to the address of the function</text:span></text:p>
                      </text:list-item>
                      <text:list-item>
                        <text:p text:style-name="P33"><text:span text:style-name="T6">No inlining</text:span></text:p>
                      </text:list-item>
                    </text:list>
                  </text:list-item>
                  <text:list-item>
                    <text:p text:style-name="P37"><text:span text:style-name="T12">Memory</text:span><text:span text:style-name="T6">: objects with virtual methods have an additional fields (about 8 bytes).</text:span></text:p>
                  </text:list-item>
                  <text:list-item>
                    <text:p text:style-name="P37"><text:span text:style-name="T12">Conclusion</text:span><text:span text:style-name="T6">: Declare a function “virtual” only if you need polymorphis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31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estructors &amp; Inheritance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Inheritanc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2" text:id="id2" text:style-name="P14"><text:span text:style-name="T22">class</text:span><text:span text:style-name="T23"> Base </text:span><text:span text:style-name="T23"><text:line-break/></text:span><text:span text:style-name="T23">{ </text:span><text:span text:style-name="T22">public</text:span><text:span text:style-name="T23">: </text:span><text:span text:style-name="T23"><text:line-break/></text:span><text:span text:style-name="T23">   ~Base(); </text:span><text:span text:style-name="T23"><text:line-break/></text:span><text:span text:style-name="T23">}; </text:span><text:span text:style-name="T23"><text:line-break/></text:span><text:span text:style-name="T22">class</text:span><text:span text:style-name="T23"> Derived : </text:span><text:span text:style-name="T22">public</text:span><text:span text:style-name="T23"> Base </text:span><text:span text:style-name="T23"><text:line-break/></text:span><text:span text:style-name="T23">{ </text:span><text:span text:style-name="T22">public</text:span><text:span text:style-name="T23">: </text:span><text:span text:style-name="T23"><text:line-break/></text:span><text:span text:style-name="T23">   ~Derived(); </text:span><text:span text:style-name="T23"><text:line-break/></text:span><text:span text:style-name="T23">}; </text:span><text:span text:style-name="T23"><text:line-break/></text:span><text:span text:style-name="T23">Base *p = </text:span><text:span text:style-name="T22">new</text:span><text:span text:style-name="T23"> Derived; </text:span><text:span text:style-name="T23"><text:line-break/></text:span><text:span text:style-name="T22">delete</text:span><text:span text:style-name="T23"> p; </text:span><text:span text:style-name="T23"><text:line-break/></text:span><text:span text:style-name="T72">Question: what is the problem here?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3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Inheritanc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3" text:id="id3" text:style-name="P14"><text:span text:style-name="T73">class</text:span><text:span text:style-name="T74"> Base </text:span><text:span text:style-name="T74"><text:line-break/></text:span><text:span text:style-name="T74">{ </text:span><text:span text:style-name="T73">public</text:span><text:span text:style-name="T74">: </text:span><text:span text:style-name="T74"><text:line-break/></text:span><text:span text:style-name="T74">   ~Base(); </text:span><text:span text:style-name="T74"><text:line-break/></text:span><text:span text:style-name="T74">}; </text:span><text:span text:style-name="T74"><text:line-break/></text:span><text:span text:style-name="T73">class</text:span><text:span text:style-name="T74"> Derived : </text:span><text:span text:style-name="T73">public</text:span><text:span text:style-name="T74"> Base </text:span><text:span text:style-name="T74"><text:line-break/></text:span><text:span text:style-name="T74">{ </text:span><text:span text:style-name="T73">public</text:span><text:span text:style-name="T74">: </text:span><text:span text:style-name="T74"><text:line-break/></text:span><text:span text:style-name="T74">   ~Derived(); </text:span><text:span text:style-name="T74"><text:line-break/></text:span><text:span text:style-name="T74">}; </text:span><text:span text:style-name="T74"><text:line-break/></text:span><text:span text:style-name="T74">Base *p = </text:span><text:span text:style-name="T73">new</text:span><text:span text:style-name="T74"> Derived; </text:span><text:span text:style-name="T74"><text:line-break/></text:span><text:span text:style-name="T73">delete</text:span><text:span text:style-name="T74"> p; </text:span><text:span text:style-name="T74"><text:line-break/></text:span><text:span text:style-name="T75">Answer: memory leak! Base::~Base is called.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Destructor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Destructor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38"><text:span text:style-name="T6"/></text:p>
            <text:list text:style-name="L3">
              <text:list-item>
                <text:p text:style-name="P38"><text:span text:style-name="T6">Destructor is like any other method</text:span></text:p>
              </text:list-item>
              <text:list-item>
                <text:p text:style-name="P38"><text:span text:style-name="T6">The example uses static resolution, and hence the wrong destructor is called</text:span></text:p>
              </text:list-item>
              <text:list-item>
                <text:p text:style-name="P38"><text:span text:style-name="T6">To fix that, we need to declare virtual destructor </text:span><text:span text:style-name="T12">at the base class!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5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Inheritance</text:span></text:p>
          </draw:text-box>
        </draw:frame>
        <draw:frame draw:name="מציין מיקום של מספר שקופית 4" presentation:style-name="pr6" draw:text-style-name="P39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4" text:id="id4" text:style-name="P14"><text:span text:style-name="T22">class</text:span><text:span text:style-name="T23"> Base </text:span><text:span text:style-name="T23"><text:line-break/></text:span><text:span text:style-name="T23">{ </text:span><text:span text:style-name="T22">public</text:span><text:span text:style-name="T23">: </text:span><text:span text:style-name="T23"><text:line-break/></text:span><text:span text:style-name="T23">   </text:span><text:span text:style-name="T22">virtual </text:span><text:span text:style-name="T23">~Base(); </text:span><text:span text:style-name="T23"><text:line-break/></text:span><text:span text:style-name="T23">}; </text:span><text:span text:style-name="T23"><text:line-break/></text:span><text:span text:style-name="T22">class</text:span><text:span text:style-name="T23"> Derived : </text:span><text:span text:style-name="T22">public</text:span><text:span text:style-name="T23"> Base </text:span><text:span text:style-name="T23"><text:line-break/></text:span><text:span text:style-name="T23">{ </text:span><text:span text:style-name="T22">public</text:span><text:span text:style-name="T23">: </text:span><text:span text:style-name="T23"><text:line-break/></text:span><text:span text:style-name="T23">   ~Derived(); </text:span><text:span text:style-name="T23"><text:line-break/></text:span><text:span text:style-name="T23">}; </text:span><text:span text:style-name="T23"><text:line-break/></text:span><text:span text:style-name="T23">Base *p = </text:span><text:span text:style-name="T22">new</text:span><text:span text:style-name="T23"> Derived; </text:span><text:span text:style-name="T23"><text:line-break/></text:span><text:span text:style-name="T22">delete</text:span><text:span text:style-name="T23"> p; </text:span><text:span text:style-name="T23"><text:line-break/></text:span><text:span text:style-name="T42">Which destructor is called? </text:span><text:span text:style-name="T76">Derived</text:span><text:span text:style-name="T77">::~</text:span><text:span text:style-name="T76">Derived</text:span><text:span text:style-name="T77">()!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40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6" draw:style-name="dp1" draw:master-page-name="שקופית_20_כותרת_5f_" presentation:presentation-page-layout-name="AL1T0">
        <office:forms form:automatic-focus="false" form:apply-design-mode="false"/>
        <draw:frame draw:name="Rectangle 2" presentation:style-name="pr25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Pure-virtual (abstract) </text:span><text:span text:style-name="T1"><text:line-break/></text:span><text:span text:style-name="T1">methods &amp; classes</text:span></text:p>
          </draw:text-box>
        </draw:frame>
        <draw:frame draw:name="כותרת משנה 3" presentation:style-name="pr26" draw:text-style-name="P4" draw:layer="layout" svg:width="17.779cm" svg:height="4.444cm" svg:x="3.6cm" svg:y="8.97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5">
          <draw:page-thumbnail draw:name="Slide Image Placeholder 1" draw:style-name="gr1" draw:layer="layout" svg:width="14.216cm" svg:height="10.662cm" svg:x="2.752cm" svg:y="2.134cm" draw:page-number="36" presentation:class="page"/>
          <draw:frame draw:name="Notes Placeholder 2" presentation:style-name="pr27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8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amp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Abstract class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2">Revisiting our example, we write:</text:span></text:p>
            <text:p text:style-name="P13"><text:span text:style-name="T42"/></text:p>
            <text:p text:style-name="P14"><text:span text:style-name="T22">class</text:span><text:span text:style-name="T23"> Shape </text:span><text:span text:style-name="T23"><text:line-break/></text:span><text:span text:style-name="T23">{ </text:span><text:span text:style-name="T23"><text:line-break/></text:span><text:span text:style-name="T22">public</text:span><text:span text:style-name="T23">: </text:span><text:span text:style-name="T23"><text:line-break/></text:span><text:span text:style-name="T23">   </text:span><text:span text:style-name="T22">virtual</text:span><text:span text:style-name="T23"> ~Shape(); </text:span><text:span text:style-name="T78"><text:line-break/></text:span><text:span text:style-name="T78"> <text:s text:c="2"/></text:span><text:span text:style-name="T22">virtual</text:span><text:span text:style-name="T23"> </text:span><text:span text:style-name="T22">void</text:span><text:span text:style-name="T23"> draw() </text:span><text:span text:style-name="T22">const</text:span><text:span text:style-name="T23">; </text:span><text:span text:style-name="T78"><text:line-break/></text:span><text:span text:style-name="T78"> <text:s text:c="2"/></text:span><text:span text:style-name="T22">virtual</text:span><text:span text:style-name="T23"> </text:span><text:span text:style-name="T22">double</text:span><text:span text:style-name="T23"> area()</text:span><text:span text:style-name="T22"> const</text:span><text:span text:style-name="T23">; </text:span><text:span text:style-name="T78"><text:s/></text:span><text:span text:style-name="T78"><text:line-break/></text:span><text:span text:style-name="T23">}; </text:span><text:span text:style-name="T23"><text:line-break/></text:span><text:span text:style-name="T23"/></text:p>
            <text:p text:style-name="P14"><text:span text:style-name="T42">How do we implement Shape::draw() ?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 &amp; Interfac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heritance &amp; Interfac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43" draw:layer="layout" svg:width="24.129cm" svg:height="15.662cm" svg:x="0.635cm" svg:y="2.752cm" presentation:class="outline" presentation:user-transformed="true">
          <draw:text-box>
            <text:list text:style-name="L9">
              <text:list-item>
                <text:p text:style-name="P41"><text:span text:style-name="T79">In this example, we never want to deal with objects of type Shape</text:span></text:p>
              </text:list-item>
            </text:list>
            <text:list text:style-name="L10">
              <text:list-item>
                <text:list>
                  <text:list-item>
                    <text:p text:style-name="P42"><text:span text:style-name="T79">Shape serves the role of an interface</text:span></text:p>
                  </text:list-item>
                </text:list>
              </text:list-item>
              <text:list-item>
                <text:p text:style-name="P41"><text:span text:style-name="T79">All shapes need to be specific shapes <text:s/>instances of derived classes of Shape.</text:span></text:p>
              </text:list-item>
              <text:list-item>
                <text:p text:style-name="P41"><text:span text:style-name="T79">How do we enforce this?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2">We can specify that Shape::draw() must be </text:span><text:span text:style-name="T42">implemented in derived class</text:span></text:p>
            <text:p text:style-name="P14"><text:span text:style-name="T22">class</text:span><text:span text:style-name="T23"> Shape { </text:span><text:span text:style-name="T23"><text:line-break/></text:span><text:span text:style-name="T22">public</text:span><text:span text:style-name="T23">: </text:span><text:span text:style-name="T78">// pure virtuals:</text:span><text:span text:style-name="T78"><text:line-break/></text:span><text:span text:style-name="T78"> <text:s text:c="2"/></text:span><text:span text:style-name="T78"><text:tab/></text:span><text:span text:style-name="T22">virtual</text:span><text:span text:style-name="T23"> </text:span><text:span text:style-name="T22">void</text:span><text:span text:style-name="T23"> draw() </text:span><text:span text:style-name="T22">const </text:span><text:span text:style-name="T23">= </text:span><text:span text:style-name="T80">0</text:span><text:span text:style-name="T23">; </text:span><text:span text:style-name="T78"><text:line-break/></text:span><text:span text:style-name="T78"> <text:s text:c="2"/></text:span><text:span text:style-name="T78"><text:tab/></text:span><text:span text:style-name="T22">virtual</text:span><text:span text:style-name="T23"> </text:span><text:span text:style-name="T22">double</text:span><text:span text:style-name="T23"> area() </text:span><text:span text:style-name="T22">const </text:span><text:span text:style-name="T23">= </text:span><text:span text:style-name="T80">0</text:span><text:span text:style-name="T23">; </text:span><text:span text:style-name="T78"><text:line-break/></text:span><text:span text:style-name="T78"> <text:s text:c="2"/></text:span><text:span text:style-name="T78"><text:tab/></text:span><text:span text:style-name="T22">virtual</text:span><text:span text:style-name="T23"> setName() = </text:span><text:span text:style-name="T80">0</text:span><text:span text:style-name="T23">; </text:span></text:p>
            <text:p text:style-name="P14"><text:span text:style-name="T23"><text:s text:c="3"/></text:span><text:span text:style-name="T23"><text:tab/></text:span><text:span text:style-name="T78">// dtor must have a body</text:span><text:span text:style-name="T78"><text:line-break/></text:span><text:span text:style-name="T78"> <text:s text:c="4"/>// (- it is called by derived dtor):</text:span><text:span text:style-name="T78"><text:line-break/></text:span><text:span text:style-name="T23"> <text:s text:c="2"/></text:span><text:span text:style-name="T23"><text:tab/></text:span><text:span text:style-name="T22">virtual</text:span><text:span text:style-name="T23"> ~Shape() {}</text:span></text:p>
            <text:p text:style-name="P14"><text:span text:style-name="T23"><text:s/></text:span><text:span text:style-name="T23">};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2">We can specify that Shape::draw() must be implemented in derived class</text:span></text:p>
            <text:p text:style-name="P14"><text:span text:style-name="T22">class</text:span><text:span text:style-name="T23"> Shape { </text:span><text:span text:style-name="T23"><text:line-break/></text:span><text:span text:style-name="T22">public</text:span><text:span text:style-name="T23">: </text:span><text:span text:style-name="T23"><text:line-break/></text:span><text:span text:style-name="T23"><text:tab/></text:span><text:span text:style-name="T78">// pure virtuals</text:span><text:span text:style-name="T23"> <text:s text:c="2"/></text:span></text:p>
            <text:p text:style-name="P14"><text:span text:style-name="T22"><text:s text:c="5"/></text:span><text:span text:style-name="T22">virtual</text:span><text:span text:style-name="T23"> ~Shape()=</text:span><text:span text:style-name="T80"> 0</text:span><text:span text:style-name="T23">; </text:span><text:span text:style-name="T78"><text:line-break/></text:span><text:span text:style-name="T78"> <text:s text:c="2"/></text:span><text:span text:style-name="T78"><text:tab/></text:span><text:span text:style-name="T22">virtual</text:span><text:span text:style-name="T23"> </text:span><text:span text:style-name="T22">void</text:span><text:span text:style-name="T23"> draw() </text:span><text:span text:style-name="T22">const </text:span><text:span text:style-name="T23">= </text:span><text:span text:style-name="T80">0</text:span><text:span text:style-name="T23">; </text:span><text:span text:style-name="T78"><text:line-break/></text:span><text:span text:style-name="T78"> <text:s text:c="2"/></text:span><text:span text:style-name="T78"><text:tab/></text:span><text:span text:style-name="T22">virtual</text:span><text:span text:style-name="T23"> </text:span><text:span text:style-name="T22">double</text:span><text:span text:style-name="T23"> area()</text:span><text:span text:style-name="T22"> const </text:span><text:span text:style-name="T23">= </text:span><text:span text:style-name="T80">0</text:span><text:span text:style-name="T23">; </text:span><text:span text:style-name="T78"><text:line-break/></text:span><text:span text:style-name="T23">};</text:span></text:p>
            <text:p text:style-name="P14"><text:span text:style-name="T22">inline</text:span><text:span text:style-name="T23"> Shape::~Shape() { } </text:span><text:span text:style-name="T81">// What?!</text:span></text:p>
            <text:p text:style-name="P14"><text:span text:style-name="T23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2">We can specify that Shape::draw() </text:span><text:span text:style-name="T82">must be implemented in derived class, but it can be implemented in base also, destructor will be called here so we must define it!</text:span></text:p>
            <text:p text:style-name="P14"><text:span text:style-name="T22">class</text:span><text:span text:style-name="T23"> Shape { </text:span><text:span text:style-name="T23"><text:line-break/></text:span><text:span text:style-name="T22">public</text:span><text:span text:style-name="T23">: </text:span><text:span text:style-name="T23"><text:line-break/></text:span><text:span text:style-name="T23"> <text:s text:c="3"/></text:span><text:span text:style-name="T23"><text:tab/></text:span><text:span text:style-name="T22">virtual</text:span><text:span text:style-name="T23"> ~Shape()=</text:span><text:span text:style-name="T80"> 0</text:span><text:span text:style-name="T23">; </text:span><text:span text:style-name="T78"><text:line-break/></text:span><text:span text:style-name="T78"> <text:s text:c="2"/></text:span><text:span text:style-name="T78"><text:tab/></text:span><text:span text:style-name="T22">virtual</text:span><text:span text:style-name="T23"> </text:span><text:span text:style-name="T22">void</text:span><text:span text:style-name="T23"> draw() </text:span><text:span text:style-name="T22">const </text:span><text:span text:style-name="T23">= </text:span><text:span text:style-name="T80">0</text:span><text:span text:style-name="T23">; </text:span><text:span text:style-name="T78"><text:line-break/></text:span><text:span text:style-name="T78"> <text:s text:c="2"/></text:span><text:span text:style-name="T78"><text:tab/></text:span><text:span text:style-name="T22">virtual</text:span><text:span text:style-name="T23"> </text:span><text:span text:style-name="T22">double</text:span><text:span text:style-name="T23"> area()</text:span><text:span text:style-name="T22"> const </text:span><text:span text:style-name="T23">= </text:span><text:span text:style-name="T80">0</text:span><text:span text:style-name="T23">; </text:span><text:span text:style-name="T78"><text:line-break/></text:span><text:span text:style-name="T23">};</text:span></text:p>
            <text:p text:style-name="P14"><text:span text:style-name="T22">inline</text:span><text:span text:style-name="T23"> Shape::~Shape() { } </text:span><text:span text:style-name="T81">// What?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We cannot create objects of a Pure Virtual class – that is an object that contains at least one Pure Virtual method:</text:span></text:p>
            <text:p text:style-name="P13"><text:span text:style-name="T6"/></text:p>
            <text:p text:style-name="P14"><text:span text:style-name="T10">Shape* p; </text:span><text:span text:style-name="T83">// legal </text:span><text:span text:style-name="T83"><text:line-break/></text:span><text:span text:style-name="T10">Shape s; </text:span><text:span text:style-name="T84">// illegal</text:span><text:span text:style-name="T83"> </text:span></text:p>
            <text:p text:style-name="P14"><text:span text:style-name="T10">p = </text:span><text:span text:style-name="T15">new</text:span><text:span text:style-name="T10"> Shape; </text:span><text:span text:style-name="T84">// illegal</text:span><text:span text:style-name="T83"> </text:span><text:span text:style-name="T83"><text:line-break/></text:span><text:span text:style-name="T10">Circle c; </text:span><text:span text:style-name="T83">// legal </text:span><text:span text:style-name="T83"><text:line-break/></text:span><text:span text:style-name="T10">p = &amp;c; </text:span><text:span text:style-name="T83">// legal </text:span></text:p>
            <text:p text:style-name="P14"><text:span text:style-name="T10">p = new Circle; </text:span><text:span text:style-name="T83">// legal </text:span><text:span text:style-name="T83"><text:line-break/></text:span><text:span text:style-name="T83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terfaces" draw:style-name="dp1" draw:master-page-name="כותרת_20_ותוכן" presentation:presentation-page-layout-name="AL2T11">
        <draw:frame draw:name="כותרת 1" presentation:style-name="pr5" draw:text-style-name="P44" draw:layer="layout" svg:width="23.706cm" svg:height="1.776cm" svg:x="0.847cm" svg:y="0.763cm" presentation:class="title" presentation:user-transformed="true">
          <draw:text-box>
            <text:p text:style-name="P8"><text:span text:style-name="T4">Interfaces</text:span></text:p>
          </draw:text-box>
        </draw:frame>
        <draw:frame draw:name="מציין מיקום של מספר שקופית 2" presentation:style-name="pr6" draw:text-style-name="P39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5" draw:text-style-name="P44" draw:layer="layout" svg:width="23.706cm" svg:height="15.874cm" svg:x="0.847cm" svg:y="2.963cm" presentation:class="outline" presentation:user-transformed="true">
          <draw:text-box>
            <text:list text:style-name="L11">
              <text:list-item>
                <text:p text:style-name="P41"><text:span text:style-name="T85"><text:s/></text:span><text:span text:style-name="T85">To create an equivalent to java interface – declare a base class with all methods pure virtual and no fields.</text:span></text:p>
              </text:list-item>
            </text:list>
            <text:p text:style-name="P13"><text:span text:style-name="T85"/></text:p>
            <text:list text:continue-numbering="true" text:style-name="L11">
              <text:list-item>
                <text:p text:style-name="P13"><text:span text:style-name="T85"><text:s/></text:span><text:span text:style-name="T85">Inheritance can be used to hide implementation. But, you will need a factory and a pimpl pattern.</text:span></text:p>
              </text:list-item>
            </text:list>
          </draw:text-box>
        </draw:frame>
        <presentation:notes draw:style-name="dp5">
          <draw:page-thumbnail draw:name="Slide Image Placeholder 1" draw:style-name="gr1" draw:layer="layout" svg:width="14.216cm" svg:height="10.662cm" svg:x="2.752cm" svg:y="2.134cm" draw:page-number="4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40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Methods - Tips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Methods - Tips</text:span></text:p>
          </draw:text-box>
        </draw:frame>
        <draw:frame draw:name="מציין מיקום של מספר שקופית 4" presentation:style-name="pr6" draw:text-style-name="P39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45" draw:layer="layout" svg:width="23.706cm" svg:height="15.874cm" svg:x="0.847cm" svg:y="3.598cm" presentation:class="outline" presentation:user-transformed="true">
          <draw:text-box>
            <text:list text:style-name="L12">
              <text:list-item>
                <text:p text:style-name="P41"><text:span text:style-name="T12">If you have virtual methods in a class, always declare its destructor virtual</text:span></text:p>
              </text:list-item>
              <text:list-item>
                <text:p text:style-name="P41"><text:span text:style-name="T12">Never call virtual methods during construction and destruction</text:span></text:p>
              </text:list-item>
              <text:list-item>
                <text:p text:style-name="P41"><text:span text:style-name="T12">Use pure virtual classes without any fields to define interfaces</text:span></text:p>
                <text:p text:style-name="P41"><text:span text:style-name="T12"/></text:p>
              </text:list-item>
            </text:list>
          </draw:text-box>
        </draw:frame>
        <presentation:notes draw:style-name="dp5">
          <draw:frame draw:name="Rectangle 7" presentation:style-name="pr9" draw:text-style-name="P40" draw:layer="layout" svg:width="8.545cm" svg:height="1.419cm" svg:x="11.174cm" svg:y="27.01cm" presentation:class="page-number" presentation:user-transformed="true">
            <draw:text-box>
              <text:p text:style-name="P6"><text:span text:style-name="T86"><text:page-number>&lt;number&gt;</text:page-number></text:span></text:p>
            </draw:text-box>
          </draw:frame>
          <draw:page-thumbnail draw:name="Rectangle 2" draw:style-name="gr1" draw:layer="layout" svg:width="19.265cm" svg:height="14.45cm" svg:x="0.22cm" svg:y="1.658cm" draw:page-number="44" presentation:class="page"/>
          <draw:frame draw:name="Rectangle 3" presentation:style-name="pr29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</presentation:notes>
      </draw:page>
      <draw:page draw:name="Private Pure Virtual 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rivate Pure Virtual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2">Legal and often used, derived objects must implement but cannot use:</text:span></text:p>
            <text:p text:style-name="P14"><text:span text:style-name="T7">class</text:span><text:span text:style-name="T8"> Shape { </text:span><text:span text:style-name="T7">private</text:span><text:span text:style-name="T8">:</text:span></text:p>
            <text:p text:style-name="P14"><text:span text:style-name="T8"><text:tab/></text:span><text:span text:style-name="T7">virtual</text:span><text:span text:style-name="T8"> </text:span><text:span text:style-name="T7">void</text:span><text:span text:style-name="T8"> drawImpl()= </text:span><text:span text:style-name="T87">0</text:span><text:span text:style-name="T8">;</text:span></text:p>
            <text:p text:style-name="P14"><text:span text:style-name="T8"><text:s text:c="3"/></text:span><text:span text:style-name="T7">static int </text:span><text:span text:style-name="T8">g_numDraws;</text:span></text:p>
            <text:p text:style-name="P14"><text:span text:style-name="T7">public</text:span><text:span text:style-name="T8">:</text:span></text:p>
            <text:p text:style-name="P14"><text:span text:style-name="T7">void</text:span><text:span text:style-name="T8"> draw()</text:span><text:span text:style-name="T7"> const </text:span><text:span text:style-name="T8">{</text:span></text:p>
            <text:p text:style-name="P14"><text:span text:style-name="T8"><text:s/></text:span><text:span text:style-name="T8"><text:tab/></text:span><text:span text:style-name="T8">++g_numDraws;</text:span></text:p>
            <text:p text:style-name="P14"><text:span text:style-name="T8"><text:tab/></text:span><text:span text:style-name="T8">drawImpl();</text:span></text:p>
            <text:p text:style-name="P14"><text:span text:style-name="T8">}</text:span><text:span text:style-name="T8"><text:line-break/></text:span><text:span text:style-name="T7">static</text:span><text:span text:style-name="T8"> </text:span><text:span text:style-name="T7">int</text:span><text:span text:style-name="T8"> numDraws() </text:span><text:span text:style-name="T7">const</text:span><text:span text:style-name="T8"> { return g_numDraws; }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++ pimpl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++ pimp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11.852cm" svg:height="15.874cm" svg:x="0.847cm" svg:y="2.54cm" presentation:class="outline" presentation:user-transformed="true">
          <draw:text-box>
            <text:p text:style-name="P14"><text:span text:style-name="T88">In List.h file:</text:span></text:p>
            <text:p text:style-name="P14"><text:span text:style-name="T7">class</text:span><text:span text:style-name="T8"> List { </text:span><text:span text:style-name="T8"><text:line-break/></text:span><text:span text:style-name="T7">public</text:span><text:span text:style-name="T8">:</text:span><text:span text:style-name="T8"><text:line-break/></text:span><text:span text:style-name="T8">   </text:span><text:span text:style-name="T7">virtual</text:span><text:span text:style-name="T8"> </text:span><text:span text:style-name="T7">void</text:span><text:span text:style-name="T8"> Add()=</text:span><text:span text:style-name="T87">0</text:span><text:span text:style-name="T8">;    </text:span><text:span text:style-name="T7">virtual</text:span><text:span text:style-name="T8"> ~List(){};</text:span><text:span text:style-name="T8"><text:line-break/></text:span><text:span text:style-name="T8">   </text:span><text:span text:style-name="T7">static</text:span><text:span text:style-name="T8"> List* make(); </text:span><text:span text:style-name="T8"><text:line-break/></text:span><text:span text:style-name="T8">}; </text:span></text:p>
            <text:p text:style-name="P14"><text:span text:style-name="T8"><text:line-break/></text:span><text:span text:style-name="T88">In main.cpp:</text:span><text:span text:style-name="T88"><text:line-break/></text:span><text:span text:style-name="T8">List* L = List::make(); </text:span></text:p>
            <text:p text:style-name="P14"><text:span text:style-name="T8">L→Add();</text:span><text:span text:style-name="T8"><text:line-break/></text:span><text:span text:style-name="T8"/></text:p>
          </draw:text-box>
        </draw:frame>
        <draw:custom-shape draw:name="Rectangle 3" draw:style-name="gr34" draw:text-style-name="P20" draw:layer="layout" svg:width="12.064cm" svg:height="15.874cm" svg:x="12.954cm" svg:y="1.652cm">
          <text:p text:style-name="P14"><text:span text:style-name="T88">In List.cpp file:</text:span></text:p>
          <text:p text:style-name="P14"><text:span text:style-name="T64">class</text:span><text:span text:style-name="T65"> ListImpl: </text:span><text:span text:style-name="T64">public </text:span><text:span text:style-name="T65">List </text:span><text:span text:style-name="T51">{</text:span></text:p>
          <text:p text:style-name="P14"><text:span text:style-name="T51"><text:s text:c="3"/></text:span><text:span text:style-name="T50">int*</text:span><text:span text:style-name="T51"> theInts;</text:span></text:p>
          <text:p text:style-name="P14"><text:span text:style-name="T51"><text:s text:c="3"/></text:span><text:span text:style-name="T50">int</text:span><text:span text:style-name="T51"> numInts;</text:span><text:span text:style-name="T51"><text:line-break/></text:span><text:span text:style-name="T50">public</text:span><text:span text:style-name="T51">:</text:span></text:p>
          <text:p text:style-name="P14"><text:span text:style-name="T51"><text:s text:c="3"/></text:span><text:span text:style-name="T51">ListImpl(): theInts </text:span><text:span text:style-name="T51"><text:line-break/></text:span><text:span text:style-name="T51"> <text:s text:c="4"/>(new int[…]) {...}</text:span><text:span text:style-name="T51"><text:line-break/></text:span><text:span text:style-name="T51"> <text:s text:c="2"/></text:span><text:span text:style-name="T50">void</text:span><text:span text:style-name="T51"> Add() { … }</text:span><text:span text:style-name="T51"><text:line-break/></text:span><text:span text:style-name="T51">}; </text:span></text:p>
          <text:p text:style-name="P14"><text:span text:style-name="T51">List* List::make() { </text:span><text:span text:style-name="T51"><text:line-break/></text:span><text:span text:style-name="T51">   </text:span><text:span text:style-name="T50">return</text:span><text:span text:style-name="T51"> </text:span><text:span text:style-name="T50">new</text:span><text:span text:style-name="T51"> ListImpl; </text:span><text:span text:style-name="T51"><text:line-break/></text:span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מחבר ישר 7" draw:style-name="gr2" draw:text-style-name="P15" draw:layer="layout" svg:x1="12.7cm" svg:y1="2.751cm" svg:x2="12.701cm" svg:y2="18.415cm">
          <text:p/>
        </draw:lin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46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" svg:font-family="Consolas"/>
    <style:font-face style:name="Arial5" svg:font-family="Arial" style:font-family-generic="modern"/>
    <style:font-face style:name="Consolas1" svg:font-family="Consolas" style:font-family-generic="modern"/>
    <style:font-face style:name="Arial4" svg:font-family="Arial" style:font-family-generic="swiss"/>
    <style:font-face style:name="Liberation Sans3" svg:font-family="'Liberation Sans'" style:font-family-generic="swiss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ect" draw:dots2="1" draw:dots2-length="0.424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9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4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r21" style:family="presentation" style:parent-style-name="שקופית_20_כותרת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2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</text:span><text:span text:style-name="MT2">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9-06-02">2/6/19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</text:span><text:span text:style-name="MT5">כדי </text:span><text:span text:style-name="MT5">לערוך </text:span><text:span text:style-name="MT5">סגנון </text:span><text:span text:style-name="MT5">כותרת </text:span><text:span text:style-name="MT5">של </text:span><text:span text:style-name="MT5">תבנית </text:span><text:span text:style-name="MT5">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</text:span><text:span text:style-name="MT6">כדי </text:span><text:span text:style-name="MT6">לערוך </text:span><text:span text:style-name="MT6">סגנון </text:span><text:span text:style-name="MT6">כותרת </text:span><text:span text:style-name="MT6">של </text:span><text:span text:style-name="MT6">תבנית </text:span><text:span text:style-name="MT6">בסי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</text:span><text:span text:style-name="MT6">כדי </text:span><text:span text:style-name="MT6">לערוך </text:span><text:span text:style-name="MT6">סגנון </text:span><text:span text:style-name="MT6">כותרת </text:span><text:span text:style-name="MT6">של </text:span><text:span text:style-name="MT6">תבנית </text:span><text:span text:style-name="MT6">בסי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</text:span><text:span text:style-name="MT7">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</text:span><text:span text:style-name="MT6">כדי </text:span><text:span text:style-name="MT6">לערוך </text:span><text:span text:style-name="MT6">סגנון </text:span><text:span text:style-name="MT6">כותרת </text:span><text:span text:style-name="MT6">של </text:span><text:span text:style-name="MT6">תבנית </text:span><text:span text:style-name="MT6">בסי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9-06-02">2/6/19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9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10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23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9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1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2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9-06-02">2/6/19</text:date></text:span></text:p>
        </draw:text-box>
      </draw:frame>
      <draw:frame draw:name="מציין מיקום של כותרת תחתונה 16" presentation:style-name="Mpr2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12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3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4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2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</text:span><text:span text:style-name="MT5">כדי </text:span><text:span text:style-name="MT5">לערוך </text:span><text:span text:style-name="MT5">סגנון </text:span><text:span text:style-name="MT5">כותרת </text:span><text:span text:style-name="MT5">של </text:span><text:span text:style-name="MT5">תבנית </text:span><text:span text:style-name="MT5">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362</meta:editing-cycles>
    <meta:print-date>1999-11-04T13:06:28</meta:print-date>
    <meta:creation-date>1999-10-10T10:49:40</meta:creation-date>
    <dc:date>2019-06-02T11:28:07.656776612</dc:date>
    <meta:editing-duration>P28DT7H43M13S</meta:editing-duration>
    <meta:generator>LibreOffice/6.1.5.2$Linux_X86_64 LibreOffice_project/10$Build-2</meta:generator>
    <dc:creator>Erel Segal-Halevi</dc:creator>
    <meta:document-statistic meta:object-count="464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